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965cm"/>
    </style:style>
    <style:style style:name="co2" style:family="table-column">
      <style:table-column-properties fo:break-before="auto" style:column-width="2.281cm"/>
    </style:style>
    <style:style style:name="co3" style:family="table-column">
      <style:table-column-properties fo:break-before="auto" style:column-width="2.896cm"/>
    </style:style>
    <style:style style:name="co4" style:family="table-column">
      <style:table-column-properties fo:break-before="auto" style:column-width="2.424cm"/>
    </style:style>
    <style:style style:name="co5" style:family="table-column">
      <style:table-column-properties fo:break-before="auto" style:column-width="2.725cm"/>
    </style:style>
    <style:style style:name="co6" style:family="table-column">
      <style:table-column-properties fo:break-before="auto" style:column-width="2.674cm"/>
    </style:style>
    <style:style style:name="co7" style:family="table-column">
      <style:table-column-properties fo:break-before="auto" style:column-width="2.589cm"/>
    </style:style>
    <style:style style:name="co8" style:family="table-column">
      <style:table-column-properties fo:break-before="auto" style:column-width="5.5cm"/>
    </style:style>
    <style:style style:name="co9" style:family="table-column">
      <style:table-column-properties fo:break-before="auto" style:column-width="4.657cm"/>
    </style:style>
    <style:style style:name="co10" style:family="table-column">
      <style:table-column-properties fo:break-before="auto" style:column-width="4.195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3.106cm"/>
    </style:style>
    <style:style style:name="co13" style:family="table-column">
      <style:table-column-properties fo:break-before="auto" style:column-width="2.731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date-style style:name="N45">
      <number:day/>
      <number:text>. </number:text>
      <number:month number:textual="true"/>
      <number:text>. </number:text>
      <number:year number:style="long"/>
    </number:date-style>
    <number:number-style style:name="N20001" number:language="ro" number:country="RO">
      <number:number number:decimal-places="0" number:min-decimal-places="0" number:min-integer-digits="1"/>
    </number:number-style>
    <style:style style:name="ce776" style:family="table-cell" style:parent-style-name="Default" style:data-style-name="N45">
      <style:table-cell-properties fo:wrap-option="wrap"/>
      <style:text-properties fo:font-style="normal" style:font-style-asian="normal" style:font-style-complex="normal"/>
    </style:style>
    <style:style style:name="ce778" style:family="table-cell" style:parent-style-name="Default" style:data-style-name="N45">
      <style:text-properties fo:font-style="normal" style:font-style-asian="normal" style:font-style-complex="normal"/>
    </style:style>
    <style:style style:name="ce840" style:family="table-cell" style:parent-style-name="Default" style:data-style-name="N45">
      <style:text-properties fo:font-style="italic" style:font-style-asian="italic" style:font-style-complex="italic"/>
    </style:style>
    <style:style style:name="ce751" style:family="table-cell" style:parent-style-name="Default" style:data-style-name="N45"/>
    <style:style style:name="ce5" style:family="table-cell" style:parent-style-name="Default" style:data-style-name="N1">
      <style:table-cell-properties fo:wrap-option="wrap"/>
      <style:text-properties fo:font-style="normal" style:font-style-asian="normal" style:font-style-complex="normal"/>
    </style:style>
    <style:style style:name="ce727" style:family="table-cell" style:parent-style-name="Default" style:data-style-name="N1"/>
    <style:style style:name="ce936" style:family="table-cell" style:parent-style-name="Default" style:data-style-name="N1">
      <style:text-properties fo:font-style="italic" style:font-style-asian="italic" style:font-style-complex="italic"/>
    </style:style>
    <style:style style:name="ce807" style:family="table-cell" style:parent-style-name="Default" style:data-style-name="N1">
      <style:text-properties fo:font-style="normal" style:font-style-asian="normal" style:font-style-complex="normal"/>
    </style:style>
    <style:style style:name="ce10" style:family="table-cell" style:parent-style-name="Default" style:data-style-name="N1">
      <style:table-cell-properties fo:border-bottom="none" fo:border-left="none" fo:padding="0cm" fo:border-right="none" fo:border-top="2.01pt solid #000000"/>
      <style:text-properties fo:font-style="italic" style:font-style-asian="italic" style:font-style-complex="italic"/>
    </style:style>
    <style:style style:name="ce685" style:family="table-cell" style:parent-style-name="Default" style:data-style-name="N154"/>
    <style:style style:name="ce328" style:family="table-cell" style:parent-style-name="Default" style:data-style-name="N1">
      <style:text-properties fo:font-size="10pt" fo:font-style="normal" style:font-size-asian="10pt" style:font-style-asian="normal" style:font-size-complex="10pt" style:font-style-complex="normal"/>
    </style:style>
    <style:style style:name="ce329" style:family="table-cell" style:parent-style-name="Default" style:data-style-name="N1">
      <style:text-properties fo:color="#2e3436" style:font-name="DejaVu Sans" fo:font-size="10pt" fo:language="none" fo:country="none" fo:font-style="normal" style:font-name-asian="DejaVu Sans" style:font-size-asian="10pt" style:language-asian="none" style:country-asian="none" style:font-style-asian="normal" style:font-name-complex="DejaVu Sans" style:font-size-complex="10pt" style:language-complex="none" style:country-complex="none" style:font-style-complex="normal"/>
    </style:style>
    <style:style style:name="ce330" style:family="table-cell" style:parent-style-name="Default" style:data-style-name="N1">
      <style:text-properties fo:color="#2e3436" style:font-name="DejaVu Sans" fo:font-size="10pt" fo:language="none" fo:country="none" fo:font-style="italic" style:font-name-asian="DejaVu Sans" style:font-size-asian="10pt" style:language-asian="none" style:country-asian="none" style:font-style-asian="italic" style:font-name-complex="DejaVu Sans" style:font-size-complex="10pt" style:language-complex="none" style:country-complex="none" style:font-style-complex="italic"/>
    </style:style>
    <style:style style:name="ce331" style:family="table-cell" style:parent-style-name="Default" style:data-style-name="N1">
      <style:table-cell-properties fo:border-bottom="none" fo:border-left="none" fo:padding="0cm" fo:border-right="none" fo:border-top="2.01pt solid #000000"/>
      <style:text-properties fo:color="#2e3436" style:font-name="DejaVu Sans" fo:font-size="10pt" fo:language="none" fo:country="none" fo:font-style="italic" style:font-name-asian="DejaVu Sans" style:font-size-asian="10pt" style:language-asian="none" style:country-asian="none" style:font-style-asian="italic" style:font-name-complex="DejaVu Sans" style:font-size-complex="10pt" style:language-complex="none" style:country-complex="none" style:font-style-complex="italic"/>
    </style:style>
    <style:style style:name="ce716" style:family="table-cell" style:parent-style-name="Default" style:data-style-name="N11"/>
    <style:style style:name="ce972" style:family="table-cell" style:parent-style-name="Default" style:data-style-name="N131"/>
    <style:style style:name="ce332" style:family="table-cell" style:parent-style-name="Default" style:data-style-name="N1">
      <style:table-cell-properties fo:border-bottom="none" fo:border-left="none" fo:padding="0cm" fo:border-right="none" fo:border-top="2.01pt solid #000000"/>
      <style:text-properties fo:font-size="10pt" fo:font-style="normal" style:font-size-asian="10pt" style:font-style-asian="normal" style:font-size-complex="10pt" style:font-style-complex="normal"/>
    </style:style>
    <style:style style:name="ce333" style:family="table-cell" style:parent-style-name="Default" style:data-style-name="N1">
      <style:text-properties fo:font-size="10pt" fo:font-style="italic" style:font-size-asian="10pt" style:font-style-asian="italic" style:font-size-complex="10pt" style:font-style-complex="italic"/>
    </style:style>
    <style:style style:name="ce980" style:family="table-cell" style:parent-style-name="Default" style:data-style-name="N156"/>
    <style:style style:name="ce334" style:family="table-cell" style:parent-style-name="Default" style:data-style-name="N1">
      <style:table-cell-properties fo:wrap-option="wrap"/>
    </style:style>
    <style:style style:name="ce336" style:family="table-cell" style:parent-style-name="Default" style:data-style-name="N1">
      <style:text-properties style:font-name="DejaVu Sans" style:font-name-asian="DejaVu Sans1" style:font-name-complex="FreeSans"/>
    </style:style>
    <style:style style:name="ce338" style:family="table-cell" style:parent-style-name="Default" style:data-style-name="N1">
      <style:table-cell-properties fo:border-bottom="none" fo:border-left="none" fo:padding="0cm" fo:border-right="none" fo:border-top="2.01pt solid #000000"/>
    </style:style>
    <style:style style:name="ce339" style:family="table-cell" style:parent-style-name="Default" style:data-style-name="N20001">
      <style:text-properties fo:font-style="italic" style:font-style-asian="italic" style:font-style-complex="italic"/>
    </style:style>
    <style:style style:name="ce340" style:family="table-cell" style:parent-style-name="Default" style:data-style-name="N20001">
      <style:table-cell-properties fo:wrap-option="wrap"/>
      <style:text-properties fo:font-style="normal" style:font-style-asian="normal" style:font-style-complex="normal"/>
    </style:style>
    <style:style style:name="ce341" style:family="table-cell" style:parent-style-name="Default" style:data-style-name="N20001">
      <style:text-properties fo:color="#2e3436" style:font-name="DejaVu Sans" fo:font-size="10pt" fo:language="none" fo:country="none" fo:font-style="italic" style:font-name-asian="DejaVu Sans" style:font-size-asian="10pt" style:language-asian="none" style:country-asian="none" style:font-style-asian="italic" style:font-name-complex="DejaVu Sans" style:font-size-complex="10pt" style:language-complex="none" style:country-complex="none" style:font-style-complex="italic"/>
    </style:style>
    <style:style style:name="ce994" style:family="table-cell" style:parent-style-name="Default" style:data-style-name="N162">
      <style:table-cell-properties fo:wrap-option="wrap"/>
    </style:style>
    <style:style style:name="ce995" style:family="table-cell" style:parent-style-name="Default" style:data-style-name="N162"/>
    <style:style style:name="ce753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PROBLEM" table:style-name="ta1">
        <office:forms form:automatic-focus="false" form:apply-design-mode="false"/>
        <table:table-column table:style-name="co1" table:default-cell-style-name="ce751"/>
        <table:table-column table:style-name="co2" table:default-cell-style-name="ce685"/>
        <table:table-column table:style-name="co3" table:default-cell-style-name="Default"/>
        <table:table-column table:style-name="co4" table:default-cell-style-name="ce716"/>
        <table:table-column table:style-name="co5" table:default-cell-style-name="ce972"/>
        <table:table-column table:style-name="co6" table:default-cell-style-name="ce716"/>
        <table:table-column table:style-name="co1" table:default-cell-style-name="ce980"/>
        <table:table-column table:style-name="co1" table:default-cell-style-name="ce685"/>
        <table:table-column table:style-name="co7" table:default-cell-style-name="ce685"/>
        <table:table-column table:style-name="co8" table:default-cell-style-name="Default"/>
        <table:table-column table:style-name="co9" table:default-cell-style-name="ce716"/>
        <table:table-column table:style-name="co10" table:default-cell-style-name="Default"/>
        <table:table-column table:style-name="co11" table:default-cell-style-name="Default"/>
        <table:table-column table:style-name="co12" table:visibility="collapse" table:default-cell-style-name="ce994"/>
        <table:table-column table:style-name="co13" table:visibility="collapse" table:default-cell-style-name="ce994"/>
        <table:table-column table:style-name="co13" table:visibility="collapse" table:default-cell-style-name="ce995"/>
        <table:table-column table:style-name="co11" table:visibility="collapse" table:number-columns-repeated="4" table:default-cell-style-name="Default"/>
        <table:table-column table:style-name="co11" table:number-columns-repeated="41" table:default-cell-style-name="Default"/>
        <table:table-row table:style-name="ro1" table:number-rows-repeated="2">
          <table:table-cell table:style-name="ce776"/>
          <table:table-cell table:style-name="ce5" table:number-columns-repeated="6"/>
          <table:table-cell table:style-name="ce334" table:number-columns-repeated="3"/>
          <table:table-cell table:style-name="ce5"/>
          <table:table-cell table:style-name="ce334" table:number-columns-repeated="11"/>
          <table:table-cell table:style-name="ce753" table:number-columns-repeated="39"/>
        </table:table-row>
        <table:table-row table:style-name="ro2">
          <table:table-cell table:style-name="ce776"/>
          <table:table-cell table:style-name="ce727" table:number-columns-repeated="8"/>
          <table:table-cell table:style-name="ce334"/>
          <table:table-cell table:style-name="ce5"/>
          <table:table-cell table:style-name="ce334" table:number-columns-repeated="11"/>
          <table:table-cell table:style-name="ce753" table:number-columns-repeated="39"/>
        </table:table-row>
        <table:table-row table:style-name="ro3">
          <table:table-cell table:style-name="ce776"/>
          <table:table-cell table:style-name="ce5" table:number-columns-repeated="6"/>
          <table:table-cell table:style-name="ce334" table:number-columns-repeated="3"/>
          <table:table-cell table:style-name="ce5"/>
          <table:table-cell table:style-name="ce334" table:number-columns-repeated="11"/>
          <table:table-cell table:style-name="ce753" table:number-columns-repeated="39"/>
        </table:table-row>
        <table:table-row table:style-name="ro3">
          <table:table-cell table:style-name="ce778"/>
          <table:table-cell table:style-name="ce936" table:number-columns-repeated="3"/>
          <table:table-cell table:style-name="ce330"/>
          <table:table-cell table:style-name="ce936" table:number-columns-repeated="2"/>
          <table:table-cell table:style-name="ce727" table:number-columns-repeated="3"/>
          <table:table-cell table:style-name="ce339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 table:number-rows-repeated="2">
          <table:table-cell table:style-name="ce840"/>
          <table:table-cell table:style-name="ce936" table:number-columns-repeated="3"/>
          <table:table-cell table:style-name="ce330"/>
          <table:table-cell table:style-name="ce936" table:number-columns-repeated="2"/>
          <table:table-cell table:style-name="ce727" table:number-columns-repeated="3"/>
          <table:table-cell table:style-name="ce339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807" table:number-columns-repeated="2"/>
          <table:table-cell table:style-name="ce328"/>
          <table:table-cell table:style-name="ce329" table:formula="of:=(SUM(INDIRECT(ADDRESS(QUOTIENT(ROW()-8;12)*12+8;3)):INDIRECT(ADDRESS(ROW();3)))+SUM(INDIRECT(ADDRESS(QUOTIENT(ROW()-8;12)*12+8;10)):INDIRECT(ADDRESS(ROW();10))))" office:value-type="float" office:value="0" calcext:value-type="float">
            <text:p>0</text:p>
          </table:table-cell>
          <table:table-cell table:style-name="ce328" table:number-columns-repeated="2"/>
          <table:table-cell table:style-name="ce807" office:value-type="float" office:value="2000" calcext:value-type="float">
            <text:p>2000</text:p>
          </table:table-cell>
          <table:table-cell table:style-name="ce807" table:number-columns-repeated="2"/>
          <table:table-cell table:style-name="ce340"/>
          <table:table-cell table:style-name="ce334"/>
          <table:table-cell table:style-name="ce727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1">
          <table:table-cell table:style-name="ce778"/>
          <table:table-cell table:style-name="ce807" table:number-columns-repeated="2"/>
          <table:table-cell table:style-name="ce329"/>
          <table:table-cell table:style-name="ce329" table:formula="of:=(SUM(INDIRECT(ADDRESS(QUOTIENT(ROW()-8;12)*12+8;3)):INDIRECT(ADDRESS(ROW();3)))+SUM(INDIRECT(ADDRESS(QUOTIENT(ROW()-8;12)*12+8;10)):INDIRECT(ADDRESS(ROW();10))))" office:value-type="float" office:value="2042" calcext:value-type="float">
            <text:p>204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807" table:formula="of:=[.H9]-[.G9]" office:value-type="float" office:value="1958" calcext:value-type="float">
            <text:p>1958</text:p>
          </table:table-cell>
          <table:table-cell table:style-name="ce807" table:formula="of:=SUM([.H$8:.H9])-SUM([.I9:.I$9])" office:value-type="float" office:value="2042" calcext:value-type="float">
            <text:p>2042</text:p>
          </table:table-cell>
          <table:table-cell table:style-name="ce341" office:value-type="string" calcext:value-type="string">
            <text:p>&lt;-- start trace</text:p>
          </table:table-cell>
          <table:table-cell table:style-name="ce727" table:number-columns-repeated="2"/>
          <table:table-cell table:style-name="ce334" table:formula="of:=SUM([.H$9:.H9])*2/3+SUM([.C$8:.C9])" office:value-type="float" office:value="1333.33333333333" calcext:value-type="float">
            <text:p>1333</text:p>
          </table:table-cell>
          <table:table-cell table:style-name="ce334" table:formula="of:=[.N9]" office:value-type="float" office:value="1333.33333333333" calcext:value-type="float">
            <text:p>1333</text:p>
          </table:table-cell>
          <table:table-cell table:style-name="ce727" table:formula="of:=SUM([.H$9:.H9])*1/3+SUM([.C$8:.C9])" office:value-type="float" office:value="666.666666666667" calcext:value-type="float">
            <text:p>667</text:p>
          </table:table-cell>
          <table:table-cell table:style-name="ce334" table:formula="of:=[.P9]" office:value-type="float" office:value="666.666666666667" calcext:value-type="float">
            <text:p>667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807" table:number-columns-repeated="2"/>
          <table:table-cell table:style-name="ce329"/>
          <table:table-cell table:style-name="ce329" table:formula="of:=(SUM(INDIRECT(ADDRESS(QUOTIENT(ROW()-8;12)*12+8;3)):INDIRECT(ADDRESS(ROW();3)))+SUM(INDIRECT(ADDRESS(QUOTIENT(ROW()-8;12)*12+8;10)):INDIRECT(ADDRESS(ROW();10))))" office:value-type="float" office:value="4126" calcext:value-type="float">
            <text:p>412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807" table:formula="of:=[.H10]-[.G10]" office:value-type="float" office:value="1958" calcext:value-type="float">
            <text:p>1958</text:p>
          </table:table-cell>
          <table:table-cell table:style-name="ce807" table:formula="of:=SUM([.H$8:.H10])-SUM([.I10:.I$9])" office:value-type="float" office:value="2084" calcext:value-type="float">
            <text:p>2084</text:p>
          </table:table-cell>
          <table:table-cell table:style-name="ce341"/>
          <table:table-cell table:style-name="ce727" table:number-columns-repeated="2"/>
          <table:table-cell table:style-name="ce334" table:formula="of:=SUM([.H$9:.H10])*2/3+SUM([.C$8:.C10])" office:value-type="float" office:value="2666.66666666667" calcext:value-type="float">
            <text:p>2667</text:p>
          </table:table-cell>
          <table:table-cell table:style-name="ce334" table:formula="of:=[.N10]" office:value-type="float" office:value="2666.66666666667" calcext:value-type="float">
            <text:p>2667</text:p>
          </table:table-cell>
          <table:table-cell table:style-name="ce727" table:formula="of:=SUM([.H$9:.H10])*1/3+SUM([.C$8:.C10])" office:value-type="float" office:value="1333.33333333333" calcext:value-type="float">
            <text:p>1333</text:p>
          </table:table-cell>
          <table:table-cell table:style-name="ce334" table:formula="of:=[.P10]" office:value-type="float" office:value="1333.33333333333" calcext:value-type="float">
            <text:p>1333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807" table:number-columns-repeated="2"/>
          <table:table-cell table:style-name="ce329"/>
          <table:table-cell table:style-name="ce329" table:formula="of:=(SUM(INDIRECT(ADDRESS(QUOTIENT(ROW()-8;12)*12+8;3)):INDIRECT(ADDRESS(ROW();3)))+SUM(INDIRECT(ADDRESS(QUOTIENT(ROW()-8;12)*12+8;10)):INDIRECT(ADDRESS(ROW();10))))" office:value-type="float" office:value="6252" calcext:value-type="float">
            <text:p>625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807" table:formula="of:=[.H11]-[.G11]" office:value-type="float" office:value="1958" calcext:value-type="float">
            <text:p>1958</text:p>
          </table:table-cell>
          <table:table-cell table:style-name="ce807" table:formula="of:=SUM([.H$8:.H11])-SUM([.I11:.I$9])" office:value-type="float" office:value="2126" calcext:value-type="float">
            <text:p>2126</text:p>
          </table:table-cell>
          <table:table-cell table:style-name="ce341"/>
          <table:table-cell table:style-name="ce727" table:number-columns-repeated="2"/>
          <table:table-cell table:style-name="ce334" table:formula="of:=SUM([.H$9:.H11])*2/3+SUM([.C$8:.C11])" office:value-type="float" office:value="4000" calcext:value-type="float">
            <text:p>4000</text:p>
          </table:table-cell>
          <table:table-cell table:style-name="ce334" table:formula="of:=[.N11]" office:value-type="float" office:value="4000" calcext:value-type="float">
            <text:p>4000</text:p>
          </table:table-cell>
          <table:table-cell table:style-name="ce727" table:formula="of:=SUM([.H$9:.H11])*1/3+SUM([.C$8:.C11])" office:value-type="float" office:value="2000" calcext:value-type="float">
            <text:p>2000</text:p>
          </table:table-cell>
          <table:table-cell table:style-name="ce334" table:formula="of:=[.P11]" office:value-type="float" office:value="2000" calcext:value-type="float">
            <text:p>2000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420" calcext:value-type="float">
            <text:p>84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]-[.G12]" office:value-type="float" office:value="1958" calcext:value-type="float">
            <text:p>1958</text:p>
          </table:table-cell>
          <table:table-cell table:style-name="ce807" table:formula="of:=SUM([.H$8:.H12])-SUM([.I12:.I$9])" office:value-type="float" office:value="2168" calcext:value-type="float">
            <text:p>2168</text:p>
          </table:table-cell>
          <table:table-cell table:style-name="ce341"/>
          <table:table-cell table:style-name="ce727" table:number-columns-repeated="2"/>
          <table:table-cell table:style-name="ce334" table:formula="of:=SUM([.H$9:.H12])*2/3+SUM([.C$8:.C12])" office:value-type="float" office:value="5333.33333333333" calcext:value-type="float">
            <text:p>5333</text:p>
          </table:table-cell>
          <table:table-cell table:style-name="ce334" table:formula="of:=[.N12]" office:value-type="float" office:value="5333.33333333333" calcext:value-type="float">
            <text:p>5333</text:p>
          </table:table-cell>
          <table:table-cell table:style-name="ce727" table:formula="of:=SUM([.H$9:.H12])*1/3+SUM([.C$8:.C12])" office:value-type="float" office:value="2666.66666666667" calcext:value-type="float">
            <text:p>2667</text:p>
          </table:table-cell>
          <table:table-cell table:style-name="ce334" table:formula="of:=[.P12]" office:value-type="float" office:value="2666.66666666667" calcext:value-type="float">
            <text:p>2667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630" calcext:value-type="float">
            <text:p>106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]-[.G13]" office:value-type="float" office:value="1958" calcext:value-type="float">
            <text:p>1958</text:p>
          </table:table-cell>
          <table:table-cell table:style-name="ce807" table:formula="of:=SUM([.H$8:.H13])-SUM([.I13:.I$9])" office:value-type="float" office:value="2210" calcext:value-type="float">
            <text:p>2210</text:p>
          </table:table-cell>
          <table:table-cell table:style-name="ce341"/>
          <table:table-cell table:style-name="ce727" table:number-columns-repeated="2"/>
          <table:table-cell table:style-name="ce334" table:formula="of:=SUM([.H$9:.H13])*2/3+SUM([.C$8:.C13])" office:value-type="float" office:value="6666.66666666667" calcext:value-type="float">
            <text:p>6667</text:p>
          </table:table-cell>
          <table:table-cell table:style-name="ce334" table:formula="of:=[.N13]" office:value-type="float" office:value="6666.66666666667" calcext:value-type="float">
            <text:p>6667</text:p>
          </table:table-cell>
          <table:table-cell table:style-name="ce727" table:formula="of:=SUM([.H$9:.H13])*1/3+SUM([.C$8:.C13])" office:value-type="float" office:value="3333.33333333333" calcext:value-type="float">
            <text:p>3333</text:p>
          </table:table-cell>
          <table:table-cell table:style-name="ce334" table:formula="of:=[.P13]" office:value-type="float" office:value="3333.33333333333" calcext:value-type="float">
            <text:p>3333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882" calcext:value-type="float">
            <text:p>1288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]-[.G14]" office:value-type="float" office:value="1958" calcext:value-type="float">
            <text:p>1958</text:p>
          </table:table-cell>
          <table:table-cell table:style-name="ce807" table:formula="of:=SUM([.H$8:.H14])-SUM([.I14:.I$9])" office:value-type="float" office:value="2252" calcext:value-type="float">
            <text:p>2252</text:p>
          </table:table-cell>
          <table:table-cell table:style-name="ce341"/>
          <table:table-cell table:style-name="ce727" table:number-columns-repeated="2"/>
          <table:table-cell table:style-name="ce334" table:formula="of:=SUM([.H$9:.H14])*2/3+SUM([.C$8:.C14])" office:value-type="float" office:value="8000" calcext:value-type="float">
            <text:p>8000</text:p>
          </table:table-cell>
          <table:table-cell table:style-name="ce334" table:formula="of:=[.N14]" office:value-type="float" office:value="8000" calcext:value-type="float">
            <text:p>8000</text:p>
          </table:table-cell>
          <table:table-cell table:style-name="ce727" table:formula="of:=SUM([.H$9:.H14])*1/3+SUM([.C$8:.C14])" office:value-type="float" office:value="4000" calcext:value-type="float">
            <text:p>4000</text:p>
          </table:table-cell>
          <table:table-cell table:style-name="ce334" table:formula="of:=[.P14]" office:value-type="float" office:value="4000" calcext:value-type="float">
            <text:p>4000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176" calcext:value-type="float">
            <text:p>1517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]-[.G15]" office:value-type="float" office:value="1958" calcext:value-type="float">
            <text:p>1958</text:p>
          </table:table-cell>
          <table:table-cell table:style-name="ce807" table:formula="of:=SUM([.H$8:.H15])-SUM([.I15:.I$9])" office:value-type="float" office:value="2294" calcext:value-type="float">
            <text:p>2294</text:p>
          </table:table-cell>
          <table:table-cell table:style-name="ce341"/>
          <table:table-cell table:style-name="ce727" table:number-columns-repeated="2"/>
          <table:table-cell table:style-name="ce334" table:formula="of:=SUM([.H$9:.H15])*2/3+SUM([.C$8:.C15])" office:value-type="float" office:value="9333.33333333333" calcext:value-type="float">
            <text:p>9333</text:p>
          </table:table-cell>
          <table:table-cell table:style-name="ce334" table:formula="of:=[.N15]" office:value-type="float" office:value="9333.33333333333" calcext:value-type="float">
            <text:p>9333</text:p>
          </table:table-cell>
          <table:table-cell table:style-name="ce727" table:formula="of:=SUM([.H$9:.H15])*1/3+SUM([.C$8:.C15])" office:value-type="float" office:value="4666.66666666667" calcext:value-type="float">
            <text:p>4667</text:p>
          </table:table-cell>
          <table:table-cell table:style-name="ce334" table:formula="of:=[.P15]" office:value-type="float" office:value="4666.66666666667" calcext:value-type="float">
            <text:p>4667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7512" calcext:value-type="float">
            <text:p>1751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]-[.G16]" office:value-type="float" office:value="1958" calcext:value-type="float">
            <text:p>1958</text:p>
          </table:table-cell>
          <table:table-cell table:style-name="ce807" table:formula="of:=SUM([.H$8:.H16])-SUM([.I16:.I$9])" office:value-type="float" office:value="2336" calcext:value-type="float">
            <text:p>2336</text:p>
          </table:table-cell>
          <table:table-cell table:style-name="ce341"/>
          <table:table-cell table:style-name="ce727" table:number-columns-repeated="2"/>
          <table:table-cell table:style-name="ce334" table:formula="of:=SUM([.H$9:.H16])*2/3+SUM([.C$8:.C16])" office:value-type="float" office:value="10666.6666666667" calcext:value-type="float">
            <text:p>10667</text:p>
          </table:table-cell>
          <table:table-cell table:style-name="ce334" table:formula="of:=[.N16]" office:value-type="float" office:value="10666.6666666667" calcext:value-type="float">
            <text:p>10667</text:p>
          </table:table-cell>
          <table:table-cell table:style-name="ce727" table:formula="of:=SUM([.H$9:.H16])*1/3+SUM([.C$8:.C16])" office:value-type="float" office:value="5333.33333333333" calcext:value-type="float">
            <text:p>5333</text:p>
          </table:table-cell>
          <table:table-cell table:style-name="ce334" table:formula="of:=[.P16]" office:value-type="float" office:value="5333.33333333333" calcext:value-type="float">
            <text:p>5333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9890" calcext:value-type="float">
            <text:p>198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]-[.G17]" office:value-type="float" office:value="1958" calcext:value-type="float">
            <text:p>1958</text:p>
          </table:table-cell>
          <table:table-cell table:style-name="ce807" table:formula="of:=SUM([.H$8:.H17])-SUM([.I17:.I$9])" office:value-type="float" office:value="2378" calcext:value-type="float">
            <text:p>2378</text:p>
          </table:table-cell>
          <table:table-cell table:style-name="ce341"/>
          <table:table-cell table:style-name="ce727" table:number-columns-repeated="2"/>
          <table:table-cell table:style-name="ce334" table:formula="of:=SUM([.H$9:.H17])*2/3+SUM([.C$8:.C17])" office:value-type="float" office:value="12000" calcext:value-type="float">
            <text:p>12000</text:p>
          </table:table-cell>
          <table:table-cell table:style-name="ce334" table:formula="of:=[.N17]" office:value-type="float" office:value="12000" calcext:value-type="float">
            <text:p>12000</text:p>
          </table:table-cell>
          <table:table-cell table:style-name="ce727" table:formula="of:=SUM([.H$9:.H17])*1/3+SUM([.C$8:.C17])" office:value-type="float" office:value="6000" calcext:value-type="float">
            <text:p>6000</text:p>
          </table:table-cell>
          <table:table-cell table:style-name="ce334" table:formula="of:=[.P17]" office:value-type="float" office:value="6000" calcext:value-type="float">
            <text:p>6000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2310" calcext:value-type="float">
            <text:p>223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]-[.G18]" office:value-type="float" office:value="1958" calcext:value-type="float">
            <text:p>1958</text:p>
          </table:table-cell>
          <table:table-cell table:style-name="ce807" table:formula="of:=SUM([.H$8:.H18])-SUM([.I18:.I$9])" office:value-type="float" office:value="2420" calcext:value-type="float">
            <text:p>2420</text:p>
          </table:table-cell>
          <table:table-cell table:style-name="ce341"/>
          <table:table-cell table:style-name="ce727" table:number-columns-repeated="2"/>
          <table:table-cell table:style-name="ce334" table:formula="of:=SUM([.H$9:.H18])*2/3+SUM([.C$8:.C18])" office:value-type="float" office:value="13333.3333333333" calcext:value-type="float">
            <text:p>13333</text:p>
          </table:table-cell>
          <table:table-cell table:style-name="ce334" table:formula="of:=[.N18]" office:value-type="float" office:value="13333.3333333333" calcext:value-type="float">
            <text:p>13333</text:p>
          </table:table-cell>
          <table:table-cell table:style-name="ce727" table:formula="of:=SUM([.H$9:.H18])*1/3+SUM([.C$8:.C18])" office:value-type="float" office:value="6666.66666666667" calcext:value-type="float">
            <text:p>6667</text:p>
          </table:table-cell>
          <table:table-cell table:style-name="ce334" table:formula="of:=[.P18]" office:value-type="float" office:value="6666.66666666667" calcext:value-type="float">
            <text:p>6667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number-columns-repeated="3"/>
          <table:table-cell table:number-columns-repeated="39"/>
        </table:table-row>
        <table:table-row table:style-name="ro1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4772" calcext:value-type="float">
            <text:p>2477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]-[.G19]" office:value-type="float" office:value="1958" calcext:value-type="float">
            <text:p>1958</text:p>
          </table:table-cell>
          <table:table-cell table:style-name="ce807" table:formula="of:=SUM([.H$8:.H19])-SUM([.I19:.I$9])" office:value-type="float" office:value="2462" calcext:value-type="float">
            <text:p>2462</text:p>
          </table:table-cell>
          <table:table-cell table:style-name="ce341"/>
          <table:table-cell table:style-name="ce727" table:number-columns-repeated="2"/>
          <table:table-cell table:style-name="ce334" table:formula="of:=SUM([.H$9:.H19])*2/3+SUM([.C$8:.C19])" office:value-type="float" office:value="14666.6666666667" calcext:value-type="float">
            <text:p>14667</text:p>
          </table:table-cell>
          <table:table-cell table:style-name="ce334" table:formula="of:=[.N19]" office:value-type="float" office:value="14666.6666666667" calcext:value-type="float">
            <text:p>14667</text:p>
          </table:table-cell>
          <table:table-cell table:style-name="ce727" table:formula="of:=SUM([.H$9:.H19])*1/3+SUM([.C$8:.C19])" office:value-type="float" office:value="7333.33333333333" calcext:value-type="float">
            <text:p>7333</text:p>
          </table:table-cell>
          <table:table-cell table:style-name="ce334" table:formula="of:=[.P19]" office:value-type="float" office:value="7333.33333333333" calcext:value-type="float">
            <text:p>7333</text:p>
          </table:table-cell>
          <table:table-cell table:style-name="ce727"/>
          <table:table-cell table:style-name="ce727" table:formula="of:=SUM(#REF!)" office:value-type="string" office:string-value="" calcext:value-type="error">
            <text:p>#REF!</text:p>
          </table:table-cell>
          <table:table-cell table:style-name="ce727" table:formula="of:=(11194-[.S19])*1/3" office:value-type="string" office:string-value="" calcext:value-type="error">
            <text:p>#REF!</text:p>
          </table:table-cell>
          <table:table-cell table:style-name="ce727" table:number-columns-repeated="2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504" calcext:value-type="float">
            <text:p>250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]-[.G20]" office:value-type="float" office:value="1958" calcext:value-type="float">
            <text:p>1958</text:p>
          </table:table-cell>
          <table:table-cell table:style-name="ce807" table:formula="of:=SUM([.H$8:.H20])-SUM([.I20:.I$9])" office:value-type="float" office:value="2504" calcext:value-type="float">
            <text:p>2504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050" calcext:value-type="float">
            <text:p>50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]-[.G21]" office:value-type="float" office:value="1958" calcext:value-type="float">
            <text:p>1958</text:p>
          </table:table-cell>
          <table:table-cell table:style-name="ce807" table:formula="of:=SUM([.H$8:.H21])-SUM([.I21:.I$9])" office:value-type="float" office:value="2546" calcext:value-type="float">
            <text:p>2546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638" calcext:value-type="float">
            <text:p>763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]-[.G22]" office:value-type="float" office:value="1958" calcext:value-type="float">
            <text:p>1958</text:p>
          </table:table-cell>
          <table:table-cell table:style-name="ce807" table:formula="of:=SUM([.H$8:.H22])-SUM([.I22:.I$9])" office:value-type="float" office:value="2588" calcext:value-type="float">
            <text:p>2588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/>
          <table:table-cell table:style-name="ce727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268" calcext:value-type="float">
            <text:p>1026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]-[.G23]" office:value-type="float" office:value="1958" calcext:value-type="float">
            <text:p>1958</text:p>
          </table:table-cell>
          <table:table-cell table:style-name="ce807" table:formula="of:=SUM([.H$8:.H23])-SUM([.I23:.I$9])" office:value-type="float" office:value="2630" calcext:value-type="float">
            <text:p>2630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940" calcext:value-type="float">
            <text:p>129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]-[.G24]" office:value-type="float" office:value="1958" calcext:value-type="float">
            <text:p>1958</text:p>
          </table:table-cell>
          <table:table-cell table:style-name="ce807" table:formula="of:=SUM([.H$8:.H24])-SUM([.I24:.I$9])" office:value-type="float" office:value="2672" calcext:value-type="float">
            <text:p>2672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654" calcext:value-type="float">
            <text:p>1565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]-[.G25]" office:value-type="float" office:value="1958" calcext:value-type="float">
            <text:p>1958</text:p>
          </table:table-cell>
          <table:table-cell table:style-name="ce807" table:formula="of:=SUM([.H$8:.H25])-SUM([.I25:.I$9])" office:value-type="float" office:value="2714" calcext:value-type="float">
            <text:p>2714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8410" calcext:value-type="float">
            <text:p>184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]-[.G26]" office:value-type="float" office:value="1958" calcext:value-type="float">
            <text:p>1958</text:p>
          </table:table-cell>
          <table:table-cell table:style-name="ce807" table:formula="of:=SUM([.H$8:.H26])-SUM([.I26:.I$9])" office:value-type="float" office:value="2756" calcext:value-type="float">
            <text:p>2756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1208" calcext:value-type="float">
            <text:p>2120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]-[.G27]" office:value-type="float" office:value="1958" calcext:value-type="float">
            <text:p>1958</text:p>
          </table:table-cell>
          <table:table-cell table:style-name="ce807" table:formula="of:=SUM([.H$8:.H27])-SUM([.I27:.I$9])" office:value-type="float" office:value="2798" calcext:value-type="float">
            <text:p>2798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4048" calcext:value-type="float">
            <text:p>2404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]-[.G28]" office:value-type="float" office:value="1958" calcext:value-type="float">
            <text:p>1958</text:p>
          </table:table-cell>
          <table:table-cell table:style-name="ce807" table:formula="of:=SUM([.H$8:.H28])-SUM([.I28:.I$9])" office:value-type="float" office:value="2840" calcext:value-type="float">
            <text:p>2840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6930" calcext:value-type="float">
            <text:p>269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]-[.G29]" office:value-type="float" office:value="1958" calcext:value-type="float">
            <text:p>1958</text:p>
          </table:table-cell>
          <table:table-cell table:style-name="ce807" table:formula="of:=SUM([.H$8:.H29])-SUM([.I29:.I$9])" office:value-type="float" office:value="2882" calcext:value-type="float">
            <text:p>2882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9854" calcext:value-type="float">
            <text:p>2985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]-[.G30]" office:value-type="float" office:value="1958" calcext:value-type="float">
            <text:p>1958</text:p>
          </table:table-cell>
          <table:table-cell table:style-name="ce807" table:formula="of:=SUM([.H$8:.H30])-SUM([.I30:.I$9])" office:value-type="float" office:value="2924" calcext:value-type="float">
            <text:p>2924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/>
          <table:table-cell table:style-name="ce727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2820" calcext:value-type="float">
            <text:p>328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]-[.G31]" office:value-type="float" office:value="1958" calcext:value-type="float">
            <text:p>1958</text:p>
          </table:table-cell>
          <table:table-cell table:style-name="ce807" table:formula="of:=SUM([.H$8:.H31])-SUM([.I31:.I$9])" office:value-type="float" office:value="2966" calcext:value-type="float">
            <text:p>2966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008" calcext:value-type="float">
            <text:p>300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]-[.G32]" office:value-type="float" office:value="1958" calcext:value-type="float">
            <text:p>1958</text:p>
          </table:table-cell>
          <table:table-cell table:style-name="ce807" table:formula="of:=SUM([.H$8:.H32])-SUM([.I32:.I$9])" office:value-type="float" office:value="3008" calcext:value-type="float">
            <text:p>3008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058" calcext:value-type="float">
            <text:p>605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]-[.G33]" office:value-type="float" office:value="1958" calcext:value-type="float">
            <text:p>1958</text:p>
          </table:table-cell>
          <table:table-cell table:style-name="ce807" table:formula="of:=SUM([.H$8:.H33])-SUM([.I33:.I$9])" office:value-type="float" office:value="3050" calcext:value-type="float">
            <text:p>3050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150" calcext:value-type="float">
            <text:p>91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]-[.G34]" office:value-type="float" office:value="1958" calcext:value-type="float">
            <text:p>1958</text:p>
          </table:table-cell>
          <table:table-cell table:style-name="ce807" table:formula="of:=SUM([.H$8:.H34])-SUM([.I34:.I$9])" office:value-type="float" office:value="3092" calcext:value-type="float">
            <text:p>3092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284" calcext:value-type="float">
            <text:p>1228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]-[.G35]" office:value-type="float" office:value="1958" calcext:value-type="float">
            <text:p>1958</text:p>
          </table:table-cell>
          <table:table-cell table:style-name="ce807" table:formula="of:=SUM([.H$8:.H35])-SUM([.I35:.I$9])" office:value-type="float" office:value="3134" calcext:value-type="float">
            <text:p>3134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10" table:number-columns-repeated="2"/>
          <table:table-cell table:style-name="ce331"/>
          <table:table-cell table:style-name="ce331" table:formula="of:=(SUM(INDIRECT(ADDRESS(QUOTIENT(ROW()-8;12)*12+8;3)):INDIRECT(ADDRESS(ROW();3)))+SUM(INDIRECT(ADDRESS(QUOTIENT(ROW()-8;12)*12+8;10)):INDIRECT(ADDRESS(ROW();10))))" office:value-type="float" office:value="15460" calcext:value-type="float">
            <text:p>15460</text:p>
          </table:table-cell>
          <table:table-cell table:style-name="ce332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338" table:formula="of:=[.H36]-[.G36]" office:value-type="float" office:value="1958" calcext:value-type="float">
            <text:p>1958</text:p>
          </table:table-cell>
          <table:table-cell table:style-name="ce807" table:formula="of:=SUM([.H$8:.H36])-SUM([.I36:.I$9])" office:value-type="float" office:value="3176" calcext:value-type="float">
            <text:p>3176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8678" calcext:value-type="float">
            <text:p>1867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7]-[.G37]" office:value-type="float" office:value="1958" calcext:value-type="float">
            <text:p>1958</text:p>
          </table:table-cell>
          <table:table-cell table:style-name="ce807" table:formula="of:=SUM([.H$8:.H37])-SUM([.I37:.I$9])" office:value-type="float" office:value="3218" calcext:value-type="float">
            <text:p>3218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1938" calcext:value-type="float">
            <text:p>2193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8]-[.G38]" office:value-type="float" office:value="1958" calcext:value-type="float">
            <text:p>1958</text:p>
          </table:table-cell>
          <table:table-cell table:style-name="ce807" table:formula="of:=SUM([.H$8:.H38])-SUM([.I38:.I$9])" office:value-type="float" office:value="3260" calcext:value-type="float">
            <text:p>3260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5240" calcext:value-type="float">
            <text:p>252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9]-[.G39]" office:value-type="float" office:value="1958" calcext:value-type="float">
            <text:p>1958</text:p>
          </table:table-cell>
          <table:table-cell table:style-name="ce807" table:formula="of:=SUM([.H$8:.H39])-SUM([.I39:.I$9])" office:value-type="float" office:value="3302" calcext:value-type="float">
            <text:p>3302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8584" calcext:value-type="float">
            <text:p>2858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0]-[.G40]" office:value-type="float" office:value="1958" calcext:value-type="float">
            <text:p>1958</text:p>
          </table:table-cell>
          <table:table-cell table:style-name="ce807" table:formula="of:=SUM([.H$8:.H40])-SUM([.I40:.I$9])" office:value-type="float" office:value="3344" calcext:value-type="float">
            <text:p>3344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1970" calcext:value-type="float">
            <text:p>319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1]-[.G41]" office:value-type="float" office:value="1958" calcext:value-type="float">
            <text:p>1958</text:p>
          </table:table-cell>
          <table:table-cell table:style-name="ce807" table:formula="of:=SUM([.H$8:.H41])-SUM([.I41:.I$9])" office:value-type="float" office:value="3386" calcext:value-type="float">
            <text:p>3386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5398" calcext:value-type="float">
            <text:p>3539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2]-[.G42]" office:value-type="float" office:value="1958" calcext:value-type="float">
            <text:p>1958</text:p>
          </table:table-cell>
          <table:table-cell table:style-name="ce807" table:formula="of:=SUM([.H$8:.H42])-SUM([.I42:.I$9])" office:value-type="float" office:value="3428" calcext:value-type="float">
            <text:p>3428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8868" calcext:value-type="float">
            <text:p>3886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3]-[.G43]" office:value-type="float" office:value="1958" calcext:value-type="float">
            <text:p>1958</text:p>
          </table:table-cell>
          <table:table-cell table:style-name="ce807" table:formula="of:=SUM([.H$8:.H43])-SUM([.I43:.I$9])" office:value-type="float" office:value="3470" calcext:value-type="float">
            <text:p>3470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512" calcext:value-type="float">
            <text:p>351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4]-[.G44]" office:value-type="float" office:value="1958" calcext:value-type="float">
            <text:p>1958</text:p>
          </table:table-cell>
          <table:table-cell table:style-name="ce807" table:formula="of:=SUM([.H$8:.H44])-SUM([.I44:.I$9])" office:value-type="float" office:value="3512" calcext:value-type="float">
            <text:p>3512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066" calcext:value-type="float">
            <text:p>706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5]-[.G45]" office:value-type="float" office:value="1958" calcext:value-type="float">
            <text:p>1958</text:p>
          </table:table-cell>
          <table:table-cell table:style-name="ce807" table:formula="of:=SUM([.H$8:.H45])-SUM([.I45:.I$9])" office:value-type="float" office:value="3554" calcext:value-type="float">
            <text:p>3554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662" calcext:value-type="float">
            <text:p>1066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6]-[.G46]" office:value-type="float" office:value="1958" calcext:value-type="float">
            <text:p>1958</text:p>
          </table:table-cell>
          <table:table-cell table:style-name="ce807" table:formula="of:=SUM([.H$8:.H46])-SUM([.I46:.I$9])" office:value-type="float" office:value="3596" calcext:value-type="float">
            <text:p>3596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300" calcext:value-type="float">
            <text:p>143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7]-[.G47]" office:value-type="float" office:value="1958" calcext:value-type="float">
            <text:p>1958</text:p>
          </table:table-cell>
          <table:table-cell table:style-name="ce807" table:formula="of:=SUM([.H$8:.H47])-SUM([.I47:.I$9])" office:value-type="float" office:value="3638" calcext:value-type="float">
            <text:p>3638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7980" calcext:value-type="float">
            <text:p>179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8]-[.G48]" office:value-type="float" office:value="1958" calcext:value-type="float">
            <text:p>1958</text:p>
          </table:table-cell>
          <table:table-cell table:style-name="ce807" table:formula="of:=SUM([.H$8:.H48])-SUM([.I48:.I$9])" office:value-type="float" office:value="3680" calcext:value-type="float">
            <text:p>3680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1702" calcext:value-type="float">
            <text:p>2170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49]-[.G49]" office:value-type="float" office:value="1958" calcext:value-type="float">
            <text:p>1958</text:p>
          </table:table-cell>
          <table:table-cell table:style-name="ce807" table:formula="of:=SUM([.H$8:.H49])-SUM([.I49:.I$9])" office:value-type="float" office:value="3722" calcext:value-type="float">
            <text:p>3722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5466" calcext:value-type="float">
            <text:p>2546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0]-[.G50]" office:value-type="float" office:value="1958" calcext:value-type="float">
            <text:p>1958</text:p>
          </table:table-cell>
          <table:table-cell table:style-name="ce807" table:formula="of:=SUM([.H$8:.H50])-SUM([.I50:.I$9])" office:value-type="float" office:value="3764" calcext:value-type="float">
            <text:p>3764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9272" calcext:value-type="float">
            <text:p>2927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1]-[.G51]" office:value-type="float" office:value="1958" calcext:value-type="float">
            <text:p>1958</text:p>
          </table:table-cell>
          <table:table-cell table:style-name="ce807" table:formula="of:=SUM([.H$8:.H51])-SUM([.I51:.I$9])" office:value-type="float" office:value="3806" calcext:value-type="float">
            <text:p>3806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3120" calcext:value-type="float">
            <text:p>331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2]-[.G52]" office:value-type="float" office:value="1958" calcext:value-type="float">
            <text:p>1958</text:p>
          </table:table-cell>
          <table:table-cell table:style-name="ce807" table:formula="of:=SUM([.H$8:.H52])-SUM([.I52:.I$9])" office:value-type="float" office:value="3848" calcext:value-type="float">
            <text:p>3848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7010" calcext:value-type="float">
            <text:p>370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3]-[.G53]" office:value-type="float" office:value="1958" calcext:value-type="float">
            <text:p>1958</text:p>
          </table:table-cell>
          <table:table-cell table:style-name="ce807" table:formula="of:=SUM([.H$8:.H53])-SUM([.I53:.I$9])" office:value-type="float" office:value="3890" calcext:value-type="float">
            <text:p>3890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0942" calcext:value-type="float">
            <text:p>4094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4]-[.G54]" office:value-type="float" office:value="1958" calcext:value-type="float">
            <text:p>1958</text:p>
          </table:table-cell>
          <table:table-cell table:style-name="ce807" table:formula="of:=SUM([.H$8:.H54])-SUM([.I54:.I$9])" office:value-type="float" office:value="3932" calcext:value-type="float">
            <text:p>3932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4916" calcext:value-type="float">
            <text:p>4491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5]-[.G55]" office:value-type="float" office:value="1958" calcext:value-type="float">
            <text:p>1958</text:p>
          </table:table-cell>
          <table:table-cell table:style-name="ce807" table:formula="of:=SUM([.H$8:.H55])-SUM([.I55:.I$9])" office:value-type="float" office:value="3974" calcext:value-type="float">
            <text:p>3974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016" calcext:value-type="float">
            <text:p>401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6]-[.G56]" office:value-type="float" office:value="1958" calcext:value-type="float">
            <text:p>1958</text:p>
          </table:table-cell>
          <table:table-cell table:style-name="ce807" table:formula="of:=SUM([.H$8:.H56])-SUM([.I56:.I$9])" office:value-type="float" office:value="4016" calcext:value-type="float">
            <text:p>4016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074" calcext:value-type="float">
            <text:p>807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7]-[.G57]" office:value-type="float" office:value="1958" calcext:value-type="float">
            <text:p>1958</text:p>
          </table:table-cell>
          <table:table-cell table:style-name="ce807" table:formula="of:=SUM([.H$8:.H57])-SUM([.I57:.I$9])" office:value-type="float" office:value="4058" calcext:value-type="float">
            <text:p>4058</text:p>
          </table:table-cell>
          <table:table-cell table:style-name="ce341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174" calcext:value-type="float">
            <text:p>1217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8]-[.G58]" office:value-type="float" office:value="1958" calcext:value-type="float">
            <text:p>1958</text:p>
          </table:table-cell>
          <table:table-cell table:style-name="ce807" table:formula="of:=SUM([.H$8:.H58])-SUM([.I58:.I$9])" office:value-type="float" office:value="4100" calcext:value-type="float">
            <text:p>410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316" calcext:value-type="float">
            <text:p>1631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59]-[.G59]" office:value-type="float" office:value="1958" calcext:value-type="float">
            <text:p>1958</text:p>
          </table:table-cell>
          <table:table-cell table:style-name="ce807" table:formula="of:=SUM([.H$8:.H59])-SUM([.I59:.I$9])" office:value-type="float" office:value="4142" calcext:value-type="float">
            <text:p>414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0500" calcext:value-type="float">
            <text:p>205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0]-[.G60]" office:value-type="float" office:value="1958" calcext:value-type="float">
            <text:p>1958</text:p>
          </table:table-cell>
          <table:table-cell table:style-name="ce807" table:formula="of:=SUM([.H$8:.H60])-SUM([.I60:.I$9])" office:value-type="float" office:value="4184" calcext:value-type="float">
            <text:p>418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4726" calcext:value-type="float">
            <text:p>2472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1]-[.G61]" office:value-type="float" office:value="1958" calcext:value-type="float">
            <text:p>1958</text:p>
          </table:table-cell>
          <table:table-cell table:style-name="ce807" table:formula="of:=SUM([.H$8:.H61])-SUM([.I61:.I$9])" office:value-type="float" office:value="4226" calcext:value-type="float">
            <text:p>422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8994" calcext:value-type="float">
            <text:p>2899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2]-[.G62]" office:value-type="float" office:value="1958" calcext:value-type="float">
            <text:p>1958</text:p>
          </table:table-cell>
          <table:table-cell table:style-name="ce807" table:formula="of:=SUM([.H$8:.H62])-SUM([.I62:.I$9])" office:value-type="float" office:value="4268" calcext:value-type="float">
            <text:p>426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3304" calcext:value-type="float">
            <text:p>3330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3]-[.G63]" office:value-type="float" office:value="1958" calcext:value-type="float">
            <text:p>1958</text:p>
          </table:table-cell>
          <table:table-cell table:style-name="ce807" table:formula="of:=SUM([.H$8:.H63])-SUM([.I63:.I$9])" office:value-type="float" office:value="4310" calcext:value-type="float">
            <text:p>431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7656" calcext:value-type="float">
            <text:p>3765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4]-[.G64]" office:value-type="float" office:value="1958" calcext:value-type="float">
            <text:p>1958</text:p>
          </table:table-cell>
          <table:table-cell table:style-name="ce807" table:formula="of:=SUM([.H$8:.H64])-SUM([.I64:.I$9])" office:value-type="float" office:value="4352" calcext:value-type="float">
            <text:p>435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2050" calcext:value-type="float">
            <text:p>420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5]-[.G65]" office:value-type="float" office:value="1958" calcext:value-type="float">
            <text:p>1958</text:p>
          </table:table-cell>
          <table:table-cell table:style-name="ce807" table:formula="of:=SUM([.H$8:.H65])-SUM([.I65:.I$9])" office:value-type="float" office:value="4394" calcext:value-type="float">
            <text:p>439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6486" calcext:value-type="float">
            <text:p>4648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6]-[.G66]" office:value-type="float" office:value="1958" calcext:value-type="float">
            <text:p>1958</text:p>
          </table:table-cell>
          <table:table-cell table:style-name="ce807" table:formula="of:=SUM([.H$8:.H66])-SUM([.I66:.I$9])" office:value-type="float" office:value="4436" calcext:value-type="float">
            <text:p>443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0964" calcext:value-type="float">
            <text:p>5096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7]-[.G67]" office:value-type="float" office:value="1958" calcext:value-type="float">
            <text:p>1958</text:p>
          </table:table-cell>
          <table:table-cell table:style-name="ce807" table:formula="of:=SUM([.H$8:.H67])-SUM([.I67:.I$9])" office:value-type="float" office:value="4478" calcext:value-type="float">
            <text:p>447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520" calcext:value-type="float">
            <text:p>45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8]-[.G68]" office:value-type="float" office:value="1958" calcext:value-type="float">
            <text:p>1958</text:p>
          </table:table-cell>
          <table:table-cell table:style-name="ce807" table:formula="of:=SUM([.H$8:.H68])-SUM([.I68:.I$9])" office:value-type="float" office:value="4520" calcext:value-type="float">
            <text:p>452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082" calcext:value-type="float">
            <text:p>908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69]-[.G69]" office:value-type="float" office:value="1958" calcext:value-type="float">
            <text:p>1958</text:p>
          </table:table-cell>
          <table:table-cell table:style-name="ce807" table:formula="of:=SUM([.H$8:.H69])-SUM([.I69:.I$9])" office:value-type="float" office:value="4562" calcext:value-type="float">
            <text:p>456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686" calcext:value-type="float">
            <text:p>1368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0]-[.G70]" office:value-type="float" office:value="1958" calcext:value-type="float">
            <text:p>1958</text:p>
          </table:table-cell>
          <table:table-cell table:style-name="ce807" table:formula="of:=SUM([.H$8:.H70])-SUM([.I70:.I$9])" office:value-type="float" office:value="4604" calcext:value-type="float">
            <text:p>460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8332" calcext:value-type="float">
            <text:p>1833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1]-[.G71]" office:value-type="float" office:value="1958" calcext:value-type="float">
            <text:p>1958</text:p>
          </table:table-cell>
          <table:table-cell table:style-name="ce807" table:formula="of:=SUM([.H$8:.H71])-SUM([.I71:.I$9])" office:value-type="float" office:value="4646" calcext:value-type="float">
            <text:p>464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3020" calcext:value-type="float">
            <text:p>230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2]-[.G72]" office:value-type="float" office:value="1958" calcext:value-type="float">
            <text:p>1958</text:p>
          </table:table-cell>
          <table:table-cell table:style-name="ce807" table:formula="of:=SUM([.H$8:.H72])-SUM([.I72:.I$9])" office:value-type="float" office:value="4688" calcext:value-type="float">
            <text:p>468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7750" calcext:value-type="float">
            <text:p>277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3]-[.G73]" office:value-type="float" office:value="1958" calcext:value-type="float">
            <text:p>1958</text:p>
          </table:table-cell>
          <table:table-cell table:style-name="ce807" table:formula="of:=SUM([.H$8:.H73])-SUM([.I73:.I$9])" office:value-type="float" office:value="4730" calcext:value-type="float">
            <text:p>473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2522" calcext:value-type="float">
            <text:p>3252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4]-[.G74]" office:value-type="float" office:value="1958" calcext:value-type="float">
            <text:p>1958</text:p>
          </table:table-cell>
          <table:table-cell table:style-name="ce807" table:formula="of:=SUM([.H$8:.H74])-SUM([.I74:.I$9])" office:value-type="float" office:value="4772" calcext:value-type="float">
            <text:p>477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7336" calcext:value-type="float">
            <text:p>3733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5]-[.G75]" office:value-type="float" office:value="1958" calcext:value-type="float">
            <text:p>1958</text:p>
          </table:table-cell>
          <table:table-cell table:style-name="ce807" table:formula="of:=SUM([.H$8:.H75])-SUM([.I75:.I$9])" office:value-type="float" office:value="4814" calcext:value-type="float">
            <text:p>481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2192" calcext:value-type="float">
            <text:p>4219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6]-[.G76]" office:value-type="float" office:value="1958" calcext:value-type="float">
            <text:p>1958</text:p>
          </table:table-cell>
          <table:table-cell table:style-name="ce807" table:formula="of:=SUM([.H$8:.H76])-SUM([.I76:.I$9])" office:value-type="float" office:value="4856" calcext:value-type="float">
            <text:p>485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7090" calcext:value-type="float">
            <text:p>470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7]-[.G77]" office:value-type="float" office:value="1958" calcext:value-type="float">
            <text:p>1958</text:p>
          </table:table-cell>
          <table:table-cell table:style-name="ce807" table:formula="of:=SUM([.H$8:.H77])-SUM([.I77:.I$9])" office:value-type="float" office:value="4898" calcext:value-type="float">
            <text:p>489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2030" calcext:value-type="float">
            <text:p>520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8]-[.G78]" office:value-type="float" office:value="1958" calcext:value-type="float">
            <text:p>1958</text:p>
          </table:table-cell>
          <table:table-cell table:style-name="ce807" table:formula="of:=SUM([.H$8:.H78])-SUM([.I78:.I$9])" office:value-type="float" office:value="4940" calcext:value-type="float">
            <text:p>494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7012" calcext:value-type="float">
            <text:p>5701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79]-[.G79]" office:value-type="float" office:value="1958" calcext:value-type="float">
            <text:p>1958</text:p>
          </table:table-cell>
          <table:table-cell table:style-name="ce807" table:formula="of:=SUM([.H$8:.H79])-SUM([.I79:.I$9])" office:value-type="float" office:value="4982" calcext:value-type="float">
            <text:p>498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024" calcext:value-type="float">
            <text:p>502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0]-[.G80]" office:value-type="float" office:value="1958" calcext:value-type="float">
            <text:p>1958</text:p>
          </table:table-cell>
          <table:table-cell table:style-name="ce807" table:formula="of:=SUM([.H$8:.H80])-SUM([.I80:.I$9])" office:value-type="float" office:value="5024" calcext:value-type="float">
            <text:p>502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090" calcext:value-type="float">
            <text:p>100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1]-[.G81]" office:value-type="float" office:value="1958" calcext:value-type="float">
            <text:p>1958</text:p>
          </table:table-cell>
          <table:table-cell table:style-name="ce807" table:formula="of:=SUM([.H$8:.H81])-SUM([.I81:.I$9])" office:value-type="float" office:value="5066" calcext:value-type="float">
            <text:p>506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198" calcext:value-type="float">
            <text:p>1519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2]-[.G82]" office:value-type="float" office:value="1958" calcext:value-type="float">
            <text:p>1958</text:p>
          </table:table-cell>
          <table:table-cell table:style-name="ce807" table:formula="of:=SUM([.H$8:.H82])-SUM([.I82:.I$9])" office:value-type="float" office:value="5108" calcext:value-type="float">
            <text:p>510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0348" calcext:value-type="float">
            <text:p>2034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3]-[.G83]" office:value-type="float" office:value="1958" calcext:value-type="float">
            <text:p>1958</text:p>
          </table:table-cell>
          <table:table-cell table:style-name="ce807" table:formula="of:=SUM([.H$8:.H83])-SUM([.I83:.I$9])" office:value-type="float" office:value="5150" calcext:value-type="float">
            <text:p>515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5540" calcext:value-type="float">
            <text:p>255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4]-[.G84]" office:value-type="float" office:value="1958" calcext:value-type="float">
            <text:p>1958</text:p>
          </table:table-cell>
          <table:table-cell table:style-name="ce807" table:formula="of:=SUM([.H$8:.H84])-SUM([.I84:.I$9])" office:value-type="float" office:value="5192" calcext:value-type="float">
            <text:p>519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0774" calcext:value-type="float">
            <text:p>3077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5]-[.G85]" office:value-type="float" office:value="1958" calcext:value-type="float">
            <text:p>1958</text:p>
          </table:table-cell>
          <table:table-cell table:style-name="ce807" table:formula="of:=SUM([.H$8:.H85])-SUM([.I85:.I$9])" office:value-type="float" office:value="5234" calcext:value-type="float">
            <text:p>523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6050" calcext:value-type="float">
            <text:p>360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6]-[.G86]" office:value-type="float" office:value="1958" calcext:value-type="float">
            <text:p>1958</text:p>
          </table:table-cell>
          <table:table-cell table:style-name="ce807" table:formula="of:=SUM([.H$8:.H86])-SUM([.I86:.I$9])" office:value-type="float" office:value="5276" calcext:value-type="float">
            <text:p>527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1368" calcext:value-type="float">
            <text:p>4136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7]-[.G87]" office:value-type="float" office:value="1958" calcext:value-type="float">
            <text:p>1958</text:p>
          </table:table-cell>
          <table:table-cell table:style-name="ce807" table:formula="of:=SUM([.H$8:.H87])-SUM([.I87:.I$9])" office:value-type="float" office:value="5318" calcext:value-type="float">
            <text:p>531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6728" calcext:value-type="float">
            <text:p>4672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8]-[.G88]" office:value-type="float" office:value="1958" calcext:value-type="float">
            <text:p>1958</text:p>
          </table:table-cell>
          <table:table-cell table:style-name="ce807" table:formula="of:=SUM([.H$8:.H88])-SUM([.I88:.I$9])" office:value-type="float" office:value="5360" calcext:value-type="float">
            <text:p>536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2130" calcext:value-type="float">
            <text:p>521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89]-[.G89]" office:value-type="float" office:value="1958" calcext:value-type="float">
            <text:p>1958</text:p>
          </table:table-cell>
          <table:table-cell table:style-name="ce807" table:formula="of:=SUM([.H$8:.H89])-SUM([.I89:.I$9])" office:value-type="float" office:value="5402" calcext:value-type="float">
            <text:p>540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7574" calcext:value-type="float">
            <text:p>5757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0]-[.G90]" office:value-type="float" office:value="1958" calcext:value-type="float">
            <text:p>1958</text:p>
          </table:table-cell>
          <table:table-cell table:style-name="ce807" table:formula="of:=SUM([.H$8:.H90])-SUM([.I90:.I$9])" office:value-type="float" office:value="5444" calcext:value-type="float">
            <text:p>544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3060" calcext:value-type="float">
            <text:p>630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1]-[.G91]" office:value-type="float" office:value="1958" calcext:value-type="float">
            <text:p>1958</text:p>
          </table:table-cell>
          <table:table-cell table:style-name="ce807" table:formula="of:=SUM([.H$8:.H91])-SUM([.I91:.I$9])" office:value-type="float" office:value="5486" calcext:value-type="float">
            <text:p>548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528" calcext:value-type="float">
            <text:p>552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2]-[.G92]" office:value-type="float" office:value="1958" calcext:value-type="float">
            <text:p>1958</text:p>
          </table:table-cell>
          <table:table-cell table:style-name="ce807" table:formula="of:=SUM([.H$8:.H92])-SUM([.I92:.I$9])" office:value-type="float" office:value="5528" calcext:value-type="float">
            <text:p>552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098" calcext:value-type="float">
            <text:p>1109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3]-[.G93]" office:value-type="float" office:value="1958" calcext:value-type="float">
            <text:p>1958</text:p>
          </table:table-cell>
          <table:table-cell table:style-name="ce807" table:formula="of:=SUM([.H$8:.H93])-SUM([.I93:.I$9])" office:value-type="float" office:value="5570" calcext:value-type="float">
            <text:p>557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710" calcext:value-type="float">
            <text:p>167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4]-[.G94]" office:value-type="float" office:value="1958" calcext:value-type="float">
            <text:p>1958</text:p>
          </table:table-cell>
          <table:table-cell table:style-name="ce807" table:formula="of:=SUM([.H$8:.H94])-SUM([.I94:.I$9])" office:value-type="float" office:value="5612" calcext:value-type="float">
            <text:p>561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2364" calcext:value-type="float">
            <text:p>2236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5]-[.G95]" office:value-type="float" office:value="1958" calcext:value-type="float">
            <text:p>1958</text:p>
          </table:table-cell>
          <table:table-cell table:style-name="ce807" table:formula="of:=SUM([.H$8:.H95])-SUM([.I95:.I$9])" office:value-type="float" office:value="5654" calcext:value-type="float">
            <text:p>565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8060" calcext:value-type="float">
            <text:p>280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6]-[.G96]" office:value-type="float" office:value="1958" calcext:value-type="float">
            <text:p>1958</text:p>
          </table:table-cell>
          <table:table-cell table:style-name="ce807" table:formula="of:=SUM([.H$8:.H96])-SUM([.I96:.I$9])" office:value-type="float" office:value="5696" calcext:value-type="float">
            <text:p>569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3798" calcext:value-type="float">
            <text:p>3379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7]-[.G97]" office:value-type="float" office:value="1958" calcext:value-type="float">
            <text:p>1958</text:p>
          </table:table-cell>
          <table:table-cell table:style-name="ce807" table:formula="of:=SUM([.H$8:.H97])-SUM([.I97:.I$9])" office:value-type="float" office:value="5738" calcext:value-type="float">
            <text:p>573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9578" calcext:value-type="float">
            <text:p>3957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8]-[.G98]" office:value-type="float" office:value="1958" calcext:value-type="float">
            <text:p>1958</text:p>
          </table:table-cell>
          <table:table-cell table:style-name="ce807" table:formula="of:=SUM([.H$8:.H98])-SUM([.I98:.I$9])" office:value-type="float" office:value="5780" calcext:value-type="float">
            <text:p>578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5400" calcext:value-type="float">
            <text:p>454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99]-[.G99]" office:value-type="float" office:value="1958" calcext:value-type="float">
            <text:p>1958</text:p>
          </table:table-cell>
          <table:table-cell table:style-name="ce807" table:formula="of:=SUM([.H$8:.H99])-SUM([.I99:.I$9])" office:value-type="float" office:value="5822" calcext:value-type="float">
            <text:p>582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1264" calcext:value-type="float">
            <text:p>5126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0]-[.G100]" office:value-type="float" office:value="1958" calcext:value-type="float">
            <text:p>1958</text:p>
          </table:table-cell>
          <table:table-cell table:style-name="ce807" table:formula="of:=SUM([.H$8:.H100])-SUM([.I100:.I$9])" office:value-type="float" office:value="5864" calcext:value-type="float">
            <text:p>586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7170" calcext:value-type="float">
            <text:p>571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1]-[.G101]" office:value-type="float" office:value="1958" calcext:value-type="float">
            <text:p>1958</text:p>
          </table:table-cell>
          <table:table-cell table:style-name="ce807" table:formula="of:=SUM([.H$8:.H101])-SUM([.I101:.I$9])" office:value-type="float" office:value="5906" calcext:value-type="float">
            <text:p>590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3118" calcext:value-type="float">
            <text:p>6311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2]-[.G102]" office:value-type="float" office:value="1958" calcext:value-type="float">
            <text:p>1958</text:p>
          </table:table-cell>
          <table:table-cell table:style-name="ce807" table:formula="of:=SUM([.H$8:.H102])-SUM([.I102:.I$9])" office:value-type="float" office:value="5948" calcext:value-type="float">
            <text:p>594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9108" calcext:value-type="float">
            <text:p>6910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3]-[.G103]" office:value-type="float" office:value="1958" calcext:value-type="float">
            <text:p>1958</text:p>
          </table:table-cell>
          <table:table-cell table:style-name="ce807" table:formula="of:=SUM([.H$8:.H103])-SUM([.I103:.I$9])" office:value-type="float" office:value="5990" calcext:value-type="float">
            <text:p>599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032" calcext:value-type="float">
            <text:p>603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4]-[.G104]" office:value-type="float" office:value="1958" calcext:value-type="float">
            <text:p>1958</text:p>
          </table:table-cell>
          <table:table-cell table:style-name="ce807" table:formula="of:=SUM([.H$8:.H104])-SUM([.I104:.I$9])" office:value-type="float" office:value="6032" calcext:value-type="float">
            <text:p>603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106" calcext:value-type="float">
            <text:p>1210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5]-[.G105]" office:value-type="float" office:value="1958" calcext:value-type="float">
            <text:p>1958</text:p>
          </table:table-cell>
          <table:table-cell table:style-name="ce807" table:formula="of:=SUM([.H$8:.H105])-SUM([.I105:.I$9])" office:value-type="float" office:value="6074" calcext:value-type="float">
            <text:p>607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8222" calcext:value-type="float">
            <text:p>1822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6]-[.G106]" office:value-type="float" office:value="1958" calcext:value-type="float">
            <text:p>1958</text:p>
          </table:table-cell>
          <table:table-cell table:style-name="ce807" table:formula="of:=SUM([.H$8:.H106])-SUM([.I106:.I$9])" office:value-type="float" office:value="6116" calcext:value-type="float">
            <text:p>611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4380" calcext:value-type="float">
            <text:p>243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7]-[.G107]" office:value-type="float" office:value="1958" calcext:value-type="float">
            <text:p>1958</text:p>
          </table:table-cell>
          <table:table-cell table:style-name="ce807" table:formula="of:=SUM([.H$8:.H107])-SUM([.I107:.I$9])" office:value-type="float" office:value="6158" calcext:value-type="float">
            <text:p>615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0580" calcext:value-type="float">
            <text:p>305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8]-[.G108]" office:value-type="float" office:value="1958" calcext:value-type="float">
            <text:p>1958</text:p>
          </table:table-cell>
          <table:table-cell table:style-name="ce807" table:formula="of:=SUM([.H$8:.H108])-SUM([.I108:.I$9])" office:value-type="float" office:value="6200" calcext:value-type="float">
            <text:p>620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6822" calcext:value-type="float">
            <text:p>3682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09]-[.G109]" office:value-type="float" office:value="1958" calcext:value-type="float">
            <text:p>1958</text:p>
          </table:table-cell>
          <table:table-cell table:style-name="ce807" table:formula="of:=SUM([.H$8:.H109])-SUM([.I109:.I$9])" office:value-type="float" office:value="6242" calcext:value-type="float">
            <text:p>624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3106" calcext:value-type="float">
            <text:p>4310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0]-[.G110]" office:value-type="float" office:value="1958" calcext:value-type="float">
            <text:p>1958</text:p>
          </table:table-cell>
          <table:table-cell table:style-name="ce807" table:formula="of:=SUM([.H$8:.H110])-SUM([.I110:.I$9])" office:value-type="float" office:value="6284" calcext:value-type="float">
            <text:p>628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9432" calcext:value-type="float">
            <text:p>4943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1]-[.G111]" office:value-type="float" office:value="1958" calcext:value-type="float">
            <text:p>1958</text:p>
          </table:table-cell>
          <table:table-cell table:style-name="ce807" table:formula="of:=SUM([.H$8:.H111])-SUM([.I111:.I$9])" office:value-type="float" office:value="6326" calcext:value-type="float">
            <text:p>632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5800" calcext:value-type="float">
            <text:p>558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2]-[.G112]" office:value-type="float" office:value="1958" calcext:value-type="float">
            <text:p>1958</text:p>
          </table:table-cell>
          <table:table-cell table:style-name="ce807" table:formula="of:=SUM([.H$8:.H112])-SUM([.I112:.I$9])" office:value-type="float" office:value="6368" calcext:value-type="float">
            <text:p>636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2210" calcext:value-type="float">
            <text:p>622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3]-[.G113]" office:value-type="float" office:value="1958" calcext:value-type="float">
            <text:p>1958</text:p>
          </table:table-cell>
          <table:table-cell table:style-name="ce807" table:formula="of:=SUM([.H$8:.H113])-SUM([.I113:.I$9])" office:value-type="float" office:value="6410" calcext:value-type="float">
            <text:p>641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8662" calcext:value-type="float">
            <text:p>6866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4]-[.G114]" office:value-type="float" office:value="1958" calcext:value-type="float">
            <text:p>1958</text:p>
          </table:table-cell>
          <table:table-cell table:style-name="ce807" table:formula="of:=SUM([.H$8:.H114])-SUM([.I114:.I$9])" office:value-type="float" office:value="6452" calcext:value-type="float">
            <text:p>645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5156" calcext:value-type="float">
            <text:p>7515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5]-[.G115]" office:value-type="float" office:value="1958" calcext:value-type="float">
            <text:p>1958</text:p>
          </table:table-cell>
          <table:table-cell table:style-name="ce807" table:formula="of:=SUM([.H$8:.H115])-SUM([.I115:.I$9])" office:value-type="float" office:value="6494" calcext:value-type="float">
            <text:p>649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536" calcext:value-type="float">
            <text:p>653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6]-[.G116]" office:value-type="float" office:value="1958" calcext:value-type="float">
            <text:p>1958</text:p>
          </table:table-cell>
          <table:table-cell table:style-name="ce807" table:formula="of:=SUM([.H$8:.H116])-SUM([.I116:.I$9])" office:value-type="float" office:value="6536" calcext:value-type="float">
            <text:p>653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114" calcext:value-type="float">
            <text:p>1311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7]-[.G117]" office:value-type="float" office:value="1958" calcext:value-type="float">
            <text:p>1958</text:p>
          </table:table-cell>
          <table:table-cell table:style-name="ce807" table:formula="of:=SUM([.H$8:.H117])-SUM([.I117:.I$9])" office:value-type="float" office:value="6578" calcext:value-type="float">
            <text:p>657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9734" calcext:value-type="float">
            <text:p>1973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8]-[.G118]" office:value-type="float" office:value="1958" calcext:value-type="float">
            <text:p>1958</text:p>
          </table:table-cell>
          <table:table-cell table:style-name="ce807" table:formula="of:=SUM([.H$8:.H118])-SUM([.I118:.I$9])" office:value-type="float" office:value="6620" calcext:value-type="float">
            <text:p>662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6396" calcext:value-type="float">
            <text:p>2639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19]-[.G119]" office:value-type="float" office:value="1958" calcext:value-type="float">
            <text:p>1958</text:p>
          </table:table-cell>
          <table:table-cell table:style-name="ce807" table:formula="of:=SUM([.H$8:.H119])-SUM([.I119:.I$9])" office:value-type="float" office:value="6662" calcext:value-type="float">
            <text:p>666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3100" calcext:value-type="float">
            <text:p>331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0]-[.G120]" office:value-type="float" office:value="1958" calcext:value-type="float">
            <text:p>1958</text:p>
          </table:table-cell>
          <table:table-cell table:style-name="ce807" table:formula="of:=SUM([.H$8:.H120])-SUM([.I120:.I$9])" office:value-type="float" office:value="6704" calcext:value-type="float">
            <text:p>670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9846" calcext:value-type="float">
            <text:p>3984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1]-[.G121]" office:value-type="float" office:value="1958" calcext:value-type="float">
            <text:p>1958</text:p>
          </table:table-cell>
          <table:table-cell table:style-name="ce807" table:formula="of:=SUM([.H$8:.H121])-SUM([.I121:.I$9])" office:value-type="float" office:value="6746" calcext:value-type="float">
            <text:p>674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6634" calcext:value-type="float">
            <text:p>4663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2]-[.G122]" office:value-type="float" office:value="1958" calcext:value-type="float">
            <text:p>1958</text:p>
          </table:table-cell>
          <table:table-cell table:style-name="ce807" table:formula="of:=SUM([.H$8:.H122])-SUM([.I122:.I$9])" office:value-type="float" office:value="6788" calcext:value-type="float">
            <text:p>678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3464" calcext:value-type="float">
            <text:p>5346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3]-[.G123]" office:value-type="float" office:value="1958" calcext:value-type="float">
            <text:p>1958</text:p>
          </table:table-cell>
          <table:table-cell table:style-name="ce807" table:formula="of:=SUM([.H$8:.H123])-SUM([.I123:.I$9])" office:value-type="float" office:value="6830" calcext:value-type="float">
            <text:p>683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0336" calcext:value-type="float">
            <text:p>6033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4]-[.G124]" office:value-type="float" office:value="1958" calcext:value-type="float">
            <text:p>1958</text:p>
          </table:table-cell>
          <table:table-cell table:style-name="ce807" table:formula="of:=SUM([.H$8:.H124])-SUM([.I124:.I$9])" office:value-type="float" office:value="6872" calcext:value-type="float">
            <text:p>687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7250" calcext:value-type="float">
            <text:p>672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5]-[.G125]" office:value-type="float" office:value="1958" calcext:value-type="float">
            <text:p>1958</text:p>
          </table:table-cell>
          <table:table-cell table:style-name="ce807" table:formula="of:=SUM([.H$8:.H125])-SUM([.I125:.I$9])" office:value-type="float" office:value="6914" calcext:value-type="float">
            <text:p>691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4206" calcext:value-type="float">
            <text:p>7420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6]-[.G126]" office:value-type="float" office:value="1958" calcext:value-type="float">
            <text:p>1958</text:p>
          </table:table-cell>
          <table:table-cell table:style-name="ce807" table:formula="of:=SUM([.H$8:.H126])-SUM([.I126:.I$9])" office:value-type="float" office:value="6956" calcext:value-type="float">
            <text:p>695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1204" calcext:value-type="float">
            <text:p>8120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7]-[.G127]" office:value-type="float" office:value="1958" calcext:value-type="float">
            <text:p>1958</text:p>
          </table:table-cell>
          <table:table-cell table:style-name="ce807" table:formula="of:=SUM([.H$8:.H127])-SUM([.I127:.I$9])" office:value-type="float" office:value="6998" calcext:value-type="float">
            <text:p>699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040" calcext:value-type="float">
            <text:p>70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8]-[.G128]" office:value-type="float" office:value="1958" calcext:value-type="float">
            <text:p>1958</text:p>
          </table:table-cell>
          <table:table-cell table:style-name="ce807" table:formula="of:=SUM([.H$8:.H128])-SUM([.I128:.I$9])" office:value-type="float" office:value="7040" calcext:value-type="float">
            <text:p>704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122" calcext:value-type="float">
            <text:p>1412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29]-[.G129]" office:value-type="float" office:value="1958" calcext:value-type="float">
            <text:p>1958</text:p>
          </table:table-cell>
          <table:table-cell table:style-name="ce807" table:formula="of:=SUM([.H$8:.H129])-SUM([.I129:.I$9])" office:value-type="float" office:value="7082" calcext:value-type="float">
            <text:p>708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1246" calcext:value-type="float">
            <text:p>2124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0]-[.G130]" office:value-type="float" office:value="1958" calcext:value-type="float">
            <text:p>1958</text:p>
          </table:table-cell>
          <table:table-cell table:style-name="ce807" table:formula="of:=SUM([.H$8:.H130])-SUM([.I130:.I$9])" office:value-type="float" office:value="7124" calcext:value-type="float">
            <text:p>712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8412" calcext:value-type="float">
            <text:p>2841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1]-[.G131]" office:value-type="float" office:value="1958" calcext:value-type="float">
            <text:p>1958</text:p>
          </table:table-cell>
          <table:table-cell table:style-name="ce807" table:formula="of:=SUM([.H$8:.H131])-SUM([.I131:.I$9])" office:value-type="float" office:value="7166" calcext:value-type="float">
            <text:p>716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5620" calcext:value-type="float">
            <text:p>356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2]-[.G132]" office:value-type="float" office:value="1958" calcext:value-type="float">
            <text:p>1958</text:p>
          </table:table-cell>
          <table:table-cell table:style-name="ce807" table:formula="of:=SUM([.H$8:.H132])-SUM([.I132:.I$9])" office:value-type="float" office:value="7208" calcext:value-type="float">
            <text:p>720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2870" calcext:value-type="float">
            <text:p>428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3]-[.G133]" office:value-type="float" office:value="1958" calcext:value-type="float">
            <text:p>1958</text:p>
          </table:table-cell>
          <table:table-cell table:style-name="ce807" table:formula="of:=SUM([.H$8:.H133])-SUM([.I133:.I$9])" office:value-type="float" office:value="7250" calcext:value-type="float">
            <text:p>725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0162" calcext:value-type="float">
            <text:p>5016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4]-[.G134]" office:value-type="float" office:value="1958" calcext:value-type="float">
            <text:p>1958</text:p>
          </table:table-cell>
          <table:table-cell table:style-name="ce807" table:formula="of:=SUM([.H$8:.H134])-SUM([.I134:.I$9])" office:value-type="float" office:value="7292" calcext:value-type="float">
            <text:p>729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7496" calcext:value-type="float">
            <text:p>5749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5]-[.G135]" office:value-type="float" office:value="1958" calcext:value-type="float">
            <text:p>1958</text:p>
          </table:table-cell>
          <table:table-cell table:style-name="ce807" table:formula="of:=SUM([.H$8:.H135])-SUM([.I135:.I$9])" office:value-type="float" office:value="7334" calcext:value-type="float">
            <text:p>733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4872" calcext:value-type="float">
            <text:p>6487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6]-[.G136]" office:value-type="float" office:value="1958" calcext:value-type="float">
            <text:p>1958</text:p>
          </table:table-cell>
          <table:table-cell table:style-name="ce807" table:formula="of:=SUM([.H$8:.H136])-SUM([.I136:.I$9])" office:value-type="float" office:value="7376" calcext:value-type="float">
            <text:p>737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2290" calcext:value-type="float">
            <text:p>722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7]-[.G137]" office:value-type="float" office:value="1958" calcext:value-type="float">
            <text:p>1958</text:p>
          </table:table-cell>
          <table:table-cell table:style-name="ce807" table:formula="of:=SUM([.H$8:.H137])-SUM([.I137:.I$9])" office:value-type="float" office:value="7418" calcext:value-type="float">
            <text:p>741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9750" calcext:value-type="float">
            <text:p>797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8]-[.G138]" office:value-type="float" office:value="1958" calcext:value-type="float">
            <text:p>1958</text:p>
          </table:table-cell>
          <table:table-cell table:style-name="ce807" table:formula="of:=SUM([.H$8:.H138])-SUM([.I138:.I$9])" office:value-type="float" office:value="7460" calcext:value-type="float">
            <text:p>746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7252" calcext:value-type="float">
            <text:p>8725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39]-[.G139]" office:value-type="float" office:value="1958" calcext:value-type="float">
            <text:p>1958</text:p>
          </table:table-cell>
          <table:table-cell table:style-name="ce807" table:formula="of:=SUM([.H$8:.H139])-SUM([.I139:.I$9])" office:value-type="float" office:value="7502" calcext:value-type="float">
            <text:p>750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544" calcext:value-type="float">
            <text:p>754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0]-[.G140]" office:value-type="float" office:value="1958" calcext:value-type="float">
            <text:p>1958</text:p>
          </table:table-cell>
          <table:table-cell table:style-name="ce807" table:formula="of:=SUM([.H$8:.H140])-SUM([.I140:.I$9])" office:value-type="float" office:value="7544" calcext:value-type="float">
            <text:p>754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130" calcext:value-type="float">
            <text:p>151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1]-[.G141]" office:value-type="float" office:value="1958" calcext:value-type="float">
            <text:p>1958</text:p>
          </table:table-cell>
          <table:table-cell table:style-name="ce807" table:formula="of:=SUM([.H$8:.H141])-SUM([.I141:.I$9])" office:value-type="float" office:value="7586" calcext:value-type="float">
            <text:p>758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2758" calcext:value-type="float">
            <text:p>2275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2]-[.G142]" office:value-type="float" office:value="1958" calcext:value-type="float">
            <text:p>1958</text:p>
          </table:table-cell>
          <table:table-cell table:style-name="ce807" table:formula="of:=SUM([.H$8:.H142])-SUM([.I142:.I$9])" office:value-type="float" office:value="7628" calcext:value-type="float">
            <text:p>762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0428" calcext:value-type="float">
            <text:p>3042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3]-[.G143]" office:value-type="float" office:value="1958" calcext:value-type="float">
            <text:p>1958</text:p>
          </table:table-cell>
          <table:table-cell table:style-name="ce807" table:formula="of:=SUM([.H$8:.H143])-SUM([.I143:.I$9])" office:value-type="float" office:value="7670" calcext:value-type="float">
            <text:p>767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8140" calcext:value-type="float">
            <text:p>381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4]-[.G144]" office:value-type="float" office:value="1958" calcext:value-type="float">
            <text:p>1958</text:p>
          </table:table-cell>
          <table:table-cell table:style-name="ce807" table:formula="of:=SUM([.H$8:.H144])-SUM([.I144:.I$9])" office:value-type="float" office:value="7712" calcext:value-type="float">
            <text:p>771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5894" calcext:value-type="float">
            <text:p>4589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5]-[.G145]" office:value-type="float" office:value="1958" calcext:value-type="float">
            <text:p>1958</text:p>
          </table:table-cell>
          <table:table-cell table:style-name="ce807" table:formula="of:=SUM([.H$8:.H145])-SUM([.I145:.I$9])" office:value-type="float" office:value="7754" calcext:value-type="float">
            <text:p>775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3690" calcext:value-type="float">
            <text:p>536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6]-[.G146]" office:value-type="float" office:value="1958" calcext:value-type="float">
            <text:p>1958</text:p>
          </table:table-cell>
          <table:table-cell table:style-name="ce807" table:formula="of:=SUM([.H$8:.H146])-SUM([.I146:.I$9])" office:value-type="float" office:value="7796" calcext:value-type="float">
            <text:p>779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1528" calcext:value-type="float">
            <text:p>6152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7]-[.G147]" office:value-type="float" office:value="1958" calcext:value-type="float">
            <text:p>1958</text:p>
          </table:table-cell>
          <table:table-cell table:style-name="ce807" table:formula="of:=SUM([.H$8:.H147])-SUM([.I147:.I$9])" office:value-type="float" office:value="7838" calcext:value-type="float">
            <text:p>783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9408" calcext:value-type="float">
            <text:p>6940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8]-[.G148]" office:value-type="float" office:value="1958" calcext:value-type="float">
            <text:p>1958</text:p>
          </table:table-cell>
          <table:table-cell table:style-name="ce807" table:formula="of:=SUM([.H$8:.H148])-SUM([.I148:.I$9])" office:value-type="float" office:value="7880" calcext:value-type="float">
            <text:p>788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7330" calcext:value-type="float">
            <text:p>773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49]-[.G149]" office:value-type="float" office:value="1958" calcext:value-type="float">
            <text:p>1958</text:p>
          </table:table-cell>
          <table:table-cell table:style-name="ce807" table:formula="of:=SUM([.H$8:.H149])-SUM([.I149:.I$9])" office:value-type="float" office:value="7922" calcext:value-type="float">
            <text:p>792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5294" calcext:value-type="float">
            <text:p>8529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0]-[.G150]" office:value-type="float" office:value="1958" calcext:value-type="float">
            <text:p>1958</text:p>
          </table:table-cell>
          <table:table-cell table:style-name="ce807" table:formula="of:=SUM([.H$8:.H150])-SUM([.I150:.I$9])" office:value-type="float" office:value="7964" calcext:value-type="float">
            <text:p>796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3300" calcext:value-type="float">
            <text:p>933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1]-[.G151]" office:value-type="float" office:value="1958" calcext:value-type="float">
            <text:p>1958</text:p>
          </table:table-cell>
          <table:table-cell table:style-name="ce807" table:formula="of:=SUM([.H$8:.H151])-SUM([.I151:.I$9])" office:value-type="float" office:value="8006" calcext:value-type="float">
            <text:p>800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048" calcext:value-type="float">
            <text:p>804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2]-[.G152]" office:value-type="float" office:value="1958" calcext:value-type="float">
            <text:p>1958</text:p>
          </table:table-cell>
          <table:table-cell table:style-name="ce807" table:formula="of:=SUM([.H$8:.H152])-SUM([.I152:.I$9])" office:value-type="float" office:value="8048" calcext:value-type="float">
            <text:p>804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138" calcext:value-type="float">
            <text:p>1613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3]-[.G153]" office:value-type="float" office:value="1958" calcext:value-type="float">
            <text:p>1958</text:p>
          </table:table-cell>
          <table:table-cell table:style-name="ce807" table:formula="of:=SUM([.H$8:.H153])-SUM([.I153:.I$9])" office:value-type="float" office:value="8090" calcext:value-type="float">
            <text:p>809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4270" calcext:value-type="float">
            <text:p>242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4]-[.G154]" office:value-type="float" office:value="1958" calcext:value-type="float">
            <text:p>1958</text:p>
          </table:table-cell>
          <table:table-cell table:style-name="ce807" table:formula="of:=SUM([.H$8:.H154])-SUM([.I154:.I$9])" office:value-type="float" office:value="8132" calcext:value-type="float">
            <text:p>813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2444" calcext:value-type="float">
            <text:p>3244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5]-[.G155]" office:value-type="float" office:value="1958" calcext:value-type="float">
            <text:p>1958</text:p>
          </table:table-cell>
          <table:table-cell table:style-name="ce807" table:formula="of:=SUM([.H$8:.H155])-SUM([.I155:.I$9])" office:value-type="float" office:value="8174" calcext:value-type="float">
            <text:p>817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0660" calcext:value-type="float">
            <text:p>406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6]-[.G156]" office:value-type="float" office:value="1958" calcext:value-type="float">
            <text:p>1958</text:p>
          </table:table-cell>
          <table:table-cell table:style-name="ce807" table:formula="of:=SUM([.H$8:.H156])-SUM([.I156:.I$9])" office:value-type="float" office:value="8216" calcext:value-type="float">
            <text:p>821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8918" calcext:value-type="float">
            <text:p>4891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7]-[.G157]" office:value-type="float" office:value="1958" calcext:value-type="float">
            <text:p>1958</text:p>
          </table:table-cell>
          <table:table-cell table:style-name="ce807" table:formula="of:=SUM([.H$8:.H157])-SUM([.I157:.I$9])" office:value-type="float" office:value="8258" calcext:value-type="float">
            <text:p>825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7218" calcext:value-type="float">
            <text:p>5721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8]-[.G158]" office:value-type="float" office:value="1958" calcext:value-type="float">
            <text:p>1958</text:p>
          </table:table-cell>
          <table:table-cell table:style-name="ce807" table:formula="of:=SUM([.H$8:.H158])-SUM([.I158:.I$9])" office:value-type="float" office:value="8300" calcext:value-type="float">
            <text:p>830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5560" calcext:value-type="float">
            <text:p>655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59]-[.G159]" office:value-type="float" office:value="1958" calcext:value-type="float">
            <text:p>1958</text:p>
          </table:table-cell>
          <table:table-cell table:style-name="ce807" table:formula="of:=SUM([.H$8:.H159])-SUM([.I159:.I$9])" office:value-type="float" office:value="8342" calcext:value-type="float">
            <text:p>834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3944" calcext:value-type="float">
            <text:p>7394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0]-[.G160]" office:value-type="float" office:value="1958" calcext:value-type="float">
            <text:p>1958</text:p>
          </table:table-cell>
          <table:table-cell table:style-name="ce807" table:formula="of:=SUM([.H$8:.H160])-SUM([.I160:.I$9])" office:value-type="float" office:value="8384" calcext:value-type="float">
            <text:p>838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2370" calcext:value-type="float">
            <text:p>823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1]-[.G161]" office:value-type="float" office:value="1958" calcext:value-type="float">
            <text:p>1958</text:p>
          </table:table-cell>
          <table:table-cell table:style-name="ce807" table:formula="of:=SUM([.H$8:.H161])-SUM([.I161:.I$9])" office:value-type="float" office:value="8426" calcext:value-type="float">
            <text:p>842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0838" calcext:value-type="float">
            <text:p>9083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2]-[.G162]" office:value-type="float" office:value="1958" calcext:value-type="float">
            <text:p>1958</text:p>
          </table:table-cell>
          <table:table-cell table:style-name="ce807" table:formula="of:=SUM([.H$8:.H162])-SUM([.I162:.I$9])" office:value-type="float" office:value="8468" calcext:value-type="float">
            <text:p>846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9348" calcext:value-type="float">
            <text:p>9934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3]-[.G163]" office:value-type="float" office:value="1958" calcext:value-type="float">
            <text:p>1958</text:p>
          </table:table-cell>
          <table:table-cell table:style-name="ce807" table:formula="of:=SUM([.H$8:.H163])-SUM([.I163:.I$9])" office:value-type="float" office:value="8510" calcext:value-type="float">
            <text:p>851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552" calcext:value-type="float">
            <text:p>855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4]-[.G164]" office:value-type="float" office:value="1958" calcext:value-type="float">
            <text:p>1958</text:p>
          </table:table-cell>
          <table:table-cell table:style-name="ce807" table:formula="of:=SUM([.H$8:.H164])-SUM([.I164:.I$9])" office:value-type="float" office:value="8552" calcext:value-type="float">
            <text:p>855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7146" calcext:value-type="float">
            <text:p>1714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5]-[.G165]" office:value-type="float" office:value="1958" calcext:value-type="float">
            <text:p>1958</text:p>
          </table:table-cell>
          <table:table-cell table:style-name="ce807" table:formula="of:=SUM([.H$8:.H165])-SUM([.I165:.I$9])" office:value-type="float" office:value="8594" calcext:value-type="float">
            <text:p>859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5782" calcext:value-type="float">
            <text:p>2578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6]-[.G166]" office:value-type="float" office:value="1958" calcext:value-type="float">
            <text:p>1958</text:p>
          </table:table-cell>
          <table:table-cell table:style-name="ce807" table:formula="of:=SUM([.H$8:.H166])-SUM([.I166:.I$9])" office:value-type="float" office:value="8636" calcext:value-type="float">
            <text:p>863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4460" calcext:value-type="float">
            <text:p>344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7]-[.G167]" office:value-type="float" office:value="1958" calcext:value-type="float">
            <text:p>1958</text:p>
          </table:table-cell>
          <table:table-cell table:style-name="ce807" table:formula="of:=SUM([.H$8:.H167])-SUM([.I167:.I$9])" office:value-type="float" office:value="8678" calcext:value-type="float">
            <text:p>867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3180" calcext:value-type="float">
            <text:p>431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8]-[.G168]" office:value-type="float" office:value="1958" calcext:value-type="float">
            <text:p>1958</text:p>
          </table:table-cell>
          <table:table-cell table:style-name="ce807" table:formula="of:=SUM([.H$8:.H168])-SUM([.I168:.I$9])" office:value-type="float" office:value="8720" calcext:value-type="float">
            <text:p>872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1942" calcext:value-type="float">
            <text:p>5194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69]-[.G169]" office:value-type="float" office:value="1958" calcext:value-type="float">
            <text:p>1958</text:p>
          </table:table-cell>
          <table:table-cell table:style-name="ce807" table:formula="of:=SUM([.H$8:.H169])-SUM([.I169:.I$9])" office:value-type="float" office:value="8762" calcext:value-type="float">
            <text:p>876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0746" calcext:value-type="float">
            <text:p>6074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0]-[.G170]" office:value-type="float" office:value="1958" calcext:value-type="float">
            <text:p>1958</text:p>
          </table:table-cell>
          <table:table-cell table:style-name="ce807" table:formula="of:=SUM([.H$8:.H170])-SUM([.I170:.I$9])" office:value-type="float" office:value="8804" calcext:value-type="float">
            <text:p>880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9592" calcext:value-type="float">
            <text:p>6959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1]-[.G171]" office:value-type="float" office:value="1958" calcext:value-type="float">
            <text:p>1958</text:p>
          </table:table-cell>
          <table:table-cell table:style-name="ce807" table:formula="of:=SUM([.H$8:.H171])-SUM([.I171:.I$9])" office:value-type="float" office:value="8846" calcext:value-type="float">
            <text:p>884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8480" calcext:value-type="float">
            <text:p>784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2]-[.G172]" office:value-type="float" office:value="1958" calcext:value-type="float">
            <text:p>1958</text:p>
          </table:table-cell>
          <table:table-cell table:style-name="ce807" table:formula="of:=SUM([.H$8:.H172])-SUM([.I172:.I$9])" office:value-type="float" office:value="8888" calcext:value-type="float">
            <text:p>888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7410" calcext:value-type="float">
            <text:p>874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3]-[.G173]" office:value-type="float" office:value="1958" calcext:value-type="float">
            <text:p>1958</text:p>
          </table:table-cell>
          <table:table-cell table:style-name="ce807" table:formula="of:=SUM([.H$8:.H173])-SUM([.I173:.I$9])" office:value-type="float" office:value="8930" calcext:value-type="float">
            <text:p>893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6382" calcext:value-type="float">
            <text:p>9638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4]-[.G174]" office:value-type="float" office:value="1958" calcext:value-type="float">
            <text:p>1958</text:p>
          </table:table-cell>
          <table:table-cell table:style-name="ce807" table:formula="of:=SUM([.H$8:.H174])-SUM([.I174:.I$9])" office:value-type="float" office:value="8972" calcext:value-type="float">
            <text:p>897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5396" calcext:value-type="float">
            <text:p>10539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5]-[.G175]" office:value-type="float" office:value="1958" calcext:value-type="float">
            <text:p>1958</text:p>
          </table:table-cell>
          <table:table-cell table:style-name="ce807" table:formula="of:=SUM([.H$8:.H175])-SUM([.I175:.I$9])" office:value-type="float" office:value="9014" calcext:value-type="float">
            <text:p>901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056" calcext:value-type="float">
            <text:p>905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6]-[.G176]" office:value-type="float" office:value="1958" calcext:value-type="float">
            <text:p>1958</text:p>
          </table:table-cell>
          <table:table-cell table:style-name="ce807" table:formula="of:=SUM([.H$8:.H176])-SUM([.I176:.I$9])" office:value-type="float" office:value="9056" calcext:value-type="float">
            <text:p>905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8154" calcext:value-type="float">
            <text:p>1815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7]-[.G177]" office:value-type="float" office:value="1958" calcext:value-type="float">
            <text:p>1958</text:p>
          </table:table-cell>
          <table:table-cell table:style-name="ce807" table:formula="of:=SUM([.H$8:.H177])-SUM([.I177:.I$9])" office:value-type="float" office:value="9098" calcext:value-type="float">
            <text:p>909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7294" calcext:value-type="float">
            <text:p>2729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8]-[.G178]" office:value-type="float" office:value="1958" calcext:value-type="float">
            <text:p>1958</text:p>
          </table:table-cell>
          <table:table-cell table:style-name="ce807" table:formula="of:=SUM([.H$8:.H178])-SUM([.I178:.I$9])" office:value-type="float" office:value="9140" calcext:value-type="float">
            <text:p>914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6476" calcext:value-type="float">
            <text:p>3647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79]-[.G179]" office:value-type="float" office:value="1958" calcext:value-type="float">
            <text:p>1958</text:p>
          </table:table-cell>
          <table:table-cell table:style-name="ce807" table:formula="of:=SUM([.H$8:.H179])-SUM([.I179:.I$9])" office:value-type="float" office:value="9182" calcext:value-type="float">
            <text:p>918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5700" calcext:value-type="float">
            <text:p>457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0]-[.G180]" office:value-type="float" office:value="1958" calcext:value-type="float">
            <text:p>1958</text:p>
          </table:table-cell>
          <table:table-cell table:style-name="ce807" table:formula="of:=SUM([.H$8:.H180])-SUM([.I180:.I$9])" office:value-type="float" office:value="9224" calcext:value-type="float">
            <text:p>922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4966" calcext:value-type="float">
            <text:p>5496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1]-[.G181]" office:value-type="float" office:value="1958" calcext:value-type="float">
            <text:p>1958</text:p>
          </table:table-cell>
          <table:table-cell table:style-name="ce807" table:formula="of:=SUM([.H$8:.H181])-SUM([.I181:.I$9])" office:value-type="float" office:value="9266" calcext:value-type="float">
            <text:p>926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4274" calcext:value-type="float">
            <text:p>6427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2]-[.G182]" office:value-type="float" office:value="1958" calcext:value-type="float">
            <text:p>1958</text:p>
          </table:table-cell>
          <table:table-cell table:style-name="ce807" table:formula="of:=SUM([.H$8:.H182])-SUM([.I182:.I$9])" office:value-type="float" office:value="9308" calcext:value-type="float">
            <text:p>930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3624" calcext:value-type="float">
            <text:p>7362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3]-[.G183]" office:value-type="float" office:value="1958" calcext:value-type="float">
            <text:p>1958</text:p>
          </table:table-cell>
          <table:table-cell table:style-name="ce807" table:formula="of:=SUM([.H$8:.H183])-SUM([.I183:.I$9])" office:value-type="float" office:value="9350" calcext:value-type="float">
            <text:p>935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3016" calcext:value-type="float">
            <text:p>8301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4]-[.G184]" office:value-type="float" office:value="1958" calcext:value-type="float">
            <text:p>1958</text:p>
          </table:table-cell>
          <table:table-cell table:style-name="ce807" table:formula="of:=SUM([.H$8:.H184])-SUM([.I184:.I$9])" office:value-type="float" office:value="9392" calcext:value-type="float">
            <text:p>939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2450" calcext:value-type="float">
            <text:p>924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5]-[.G185]" office:value-type="float" office:value="1958" calcext:value-type="float">
            <text:p>1958</text:p>
          </table:table-cell>
          <table:table-cell table:style-name="ce807" table:formula="of:=SUM([.H$8:.H185])-SUM([.I185:.I$9])" office:value-type="float" office:value="9434" calcext:value-type="float">
            <text:p>943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1926" calcext:value-type="float">
            <text:p>10192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6]-[.G186]" office:value-type="float" office:value="1958" calcext:value-type="float">
            <text:p>1958</text:p>
          </table:table-cell>
          <table:table-cell table:style-name="ce807" table:formula="of:=SUM([.H$8:.H186])-SUM([.I186:.I$9])" office:value-type="float" office:value="9476" calcext:value-type="float">
            <text:p>947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1444" calcext:value-type="float">
            <text:p>11144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7]-[.G187]" office:value-type="float" office:value="1958" calcext:value-type="float">
            <text:p>1958</text:p>
          </table:table-cell>
          <table:table-cell table:style-name="ce807" table:formula="of:=SUM([.H$8:.H187])-SUM([.I187:.I$9])" office:value-type="float" office:value="9518" calcext:value-type="float">
            <text:p>951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560" calcext:value-type="float">
            <text:p>95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8]-[.G188]" office:value-type="float" office:value="1958" calcext:value-type="float">
            <text:p>1958</text:p>
          </table:table-cell>
          <table:table-cell table:style-name="ce807" table:formula="of:=SUM([.H$8:.H188])-SUM([.I188:.I$9])" office:value-type="float" office:value="9560" calcext:value-type="float">
            <text:p>956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9162" calcext:value-type="float">
            <text:p>1916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89]-[.G189]" office:value-type="float" office:value="1958" calcext:value-type="float">
            <text:p>1958</text:p>
          </table:table-cell>
          <table:table-cell table:style-name="ce807" table:formula="of:=SUM([.H$8:.H189])-SUM([.I189:.I$9])" office:value-type="float" office:value="9602" calcext:value-type="float">
            <text:p>960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8806" calcext:value-type="float">
            <text:p>2880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0]-[.G190]" office:value-type="float" office:value="1958" calcext:value-type="float">
            <text:p>1958</text:p>
          </table:table-cell>
          <table:table-cell table:style-name="ce807" table:formula="of:=SUM([.H$8:.H190])-SUM([.I190:.I$9])" office:value-type="float" office:value="9644" calcext:value-type="float">
            <text:p>964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8492" calcext:value-type="float">
            <text:p>3849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1]-[.G191]" office:value-type="float" office:value="1958" calcext:value-type="float">
            <text:p>1958</text:p>
          </table:table-cell>
          <table:table-cell table:style-name="ce807" table:formula="of:=SUM([.H$8:.H191])-SUM([.I191:.I$9])" office:value-type="float" office:value="9686" calcext:value-type="float">
            <text:p>968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8220" calcext:value-type="float">
            <text:p>482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2]-[.G192]" office:value-type="float" office:value="1958" calcext:value-type="float">
            <text:p>1958</text:p>
          </table:table-cell>
          <table:table-cell table:style-name="ce807" table:formula="of:=SUM([.H$8:.H192])-SUM([.I192:.I$9])" office:value-type="float" office:value="9728" calcext:value-type="float">
            <text:p>972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7990" calcext:value-type="float">
            <text:p>579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3]-[.G193]" office:value-type="float" office:value="1958" calcext:value-type="float">
            <text:p>1958</text:p>
          </table:table-cell>
          <table:table-cell table:style-name="ce807" table:formula="of:=SUM([.H$8:.H193])-SUM([.I193:.I$9])" office:value-type="float" office:value="9770" calcext:value-type="float">
            <text:p>977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7802" calcext:value-type="float">
            <text:p>6780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4]-[.G194]" office:value-type="float" office:value="1958" calcext:value-type="float">
            <text:p>1958</text:p>
          </table:table-cell>
          <table:table-cell table:style-name="ce807" table:formula="of:=SUM([.H$8:.H194])-SUM([.I194:.I$9])" office:value-type="float" office:value="9812" calcext:value-type="float">
            <text:p>981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7656" calcext:value-type="float">
            <text:p>7765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5]-[.G195]" office:value-type="float" office:value="1958" calcext:value-type="float">
            <text:p>1958</text:p>
          </table:table-cell>
          <table:table-cell table:style-name="ce807" table:formula="of:=SUM([.H$8:.H195])-SUM([.I195:.I$9])" office:value-type="float" office:value="9854" calcext:value-type="float">
            <text:p>985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7552" calcext:value-type="float">
            <text:p>8755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6]-[.G196]" office:value-type="float" office:value="1958" calcext:value-type="float">
            <text:p>1958</text:p>
          </table:table-cell>
          <table:table-cell table:style-name="ce807" table:formula="of:=SUM([.H$8:.H196])-SUM([.I196:.I$9])" office:value-type="float" office:value="9896" calcext:value-type="float">
            <text:p>989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7490" calcext:value-type="float">
            <text:p>974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7]-[.G197]" office:value-type="float" office:value="1958" calcext:value-type="float">
            <text:p>1958</text:p>
          </table:table-cell>
          <table:table-cell table:style-name="ce807" table:formula="of:=SUM([.H$8:.H197])-SUM([.I197:.I$9])" office:value-type="float" office:value="9938" calcext:value-type="float">
            <text:p>993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7470" calcext:value-type="float">
            <text:p>1074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8]-[.G198]" office:value-type="float" office:value="1958" calcext:value-type="float">
            <text:p>1958</text:p>
          </table:table-cell>
          <table:table-cell table:style-name="ce807" table:formula="of:=SUM([.H$8:.H198])-SUM([.I198:.I$9])" office:value-type="float" office:value="9980" calcext:value-type="float">
            <text:p>998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7492" calcext:value-type="float">
            <text:p>11749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199]-[.G199]" office:value-type="float" office:value="1958" calcext:value-type="float">
            <text:p>1958</text:p>
          </table:table-cell>
          <table:table-cell table:style-name="ce807" table:formula="of:=SUM([.H$8:.H199])-SUM([.I199:.I$9])" office:value-type="float" office:value="10022" calcext:value-type="float">
            <text:p>1002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064" calcext:value-type="float">
            <text:p>1006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0]-[.G200]" office:value-type="float" office:value="1958" calcext:value-type="float">
            <text:p>1958</text:p>
          </table:table-cell>
          <table:table-cell table:style-name="ce807" table:formula="of:=SUM([.H$8:.H200])-SUM([.I200:.I$9])" office:value-type="float" office:value="10064" calcext:value-type="float">
            <text:p>1006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0170" calcext:value-type="float">
            <text:p>201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1]-[.G201]" office:value-type="float" office:value="1958" calcext:value-type="float">
            <text:p>1958</text:p>
          </table:table-cell>
          <table:table-cell table:style-name="ce807" table:formula="of:=SUM([.H$8:.H201])-SUM([.I201:.I$9])" office:value-type="float" office:value="10106" calcext:value-type="float">
            <text:p>1010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0318" calcext:value-type="float">
            <text:p>3031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2]-[.G202]" office:value-type="float" office:value="1958" calcext:value-type="float">
            <text:p>1958</text:p>
          </table:table-cell>
          <table:table-cell table:style-name="ce807" table:formula="of:=SUM([.H$8:.H202])-SUM([.I202:.I$9])" office:value-type="float" office:value="10148" calcext:value-type="float">
            <text:p>1014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0508" calcext:value-type="float">
            <text:p>4050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3]-[.G203]" office:value-type="float" office:value="1958" calcext:value-type="float">
            <text:p>1958</text:p>
          </table:table-cell>
          <table:table-cell table:style-name="ce807" table:formula="of:=SUM([.H$8:.H203])-SUM([.I203:.I$9])" office:value-type="float" office:value="10190" calcext:value-type="float">
            <text:p>1019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0740" calcext:value-type="float">
            <text:p>507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4]-[.G204]" office:value-type="float" office:value="1958" calcext:value-type="float">
            <text:p>1958</text:p>
          </table:table-cell>
          <table:table-cell table:style-name="ce807" table:formula="of:=SUM([.H$8:.H204])-SUM([.I204:.I$9])" office:value-type="float" office:value="10232" calcext:value-type="float">
            <text:p>1023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1014" calcext:value-type="float">
            <text:p>6101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5]-[.G205]" office:value-type="float" office:value="1958" calcext:value-type="float">
            <text:p>1958</text:p>
          </table:table-cell>
          <table:table-cell table:style-name="ce807" table:formula="of:=SUM([.H$8:.H205])-SUM([.I205:.I$9])" office:value-type="float" office:value="10274" calcext:value-type="float">
            <text:p>1027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1330" calcext:value-type="float">
            <text:p>713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6]-[.G206]" office:value-type="float" office:value="1958" calcext:value-type="float">
            <text:p>1958</text:p>
          </table:table-cell>
          <table:table-cell table:style-name="ce807" table:formula="of:=SUM([.H$8:.H206])-SUM([.I206:.I$9])" office:value-type="float" office:value="10316" calcext:value-type="float">
            <text:p>1031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1688" calcext:value-type="float">
            <text:p>8168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7]-[.G207]" office:value-type="float" office:value="1958" calcext:value-type="float">
            <text:p>1958</text:p>
          </table:table-cell>
          <table:table-cell table:style-name="ce807" table:formula="of:=SUM([.H$8:.H207])-SUM([.I207:.I$9])" office:value-type="float" office:value="10358" calcext:value-type="float">
            <text:p>1035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2088" calcext:value-type="float">
            <text:p>9208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8]-[.G208]" office:value-type="float" office:value="1958" calcext:value-type="float">
            <text:p>1958</text:p>
          </table:table-cell>
          <table:table-cell table:style-name="ce807" table:formula="of:=SUM([.H$8:.H208])-SUM([.I208:.I$9])" office:value-type="float" office:value="10400" calcext:value-type="float">
            <text:p>1040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2530" calcext:value-type="float">
            <text:p>1025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09]-[.G209]" office:value-type="float" office:value="1958" calcext:value-type="float">
            <text:p>1958</text:p>
          </table:table-cell>
          <table:table-cell table:style-name="ce807" table:formula="of:=SUM([.H$8:.H209])-SUM([.I209:.I$9])" office:value-type="float" office:value="10442" calcext:value-type="float">
            <text:p>1044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3014" calcext:value-type="float">
            <text:p>11301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0]-[.G210]" office:value-type="float" office:value="1958" calcext:value-type="float">
            <text:p>1958</text:p>
          </table:table-cell>
          <table:table-cell table:style-name="ce807" table:formula="of:=SUM([.H$8:.H210])-SUM([.I210:.I$9])" office:value-type="float" office:value="10484" calcext:value-type="float">
            <text:p>1048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3540" calcext:value-type="float">
            <text:p>1235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1]-[.G211]" office:value-type="float" office:value="1958" calcext:value-type="float">
            <text:p>1958</text:p>
          </table:table-cell>
          <table:table-cell table:style-name="ce807" table:formula="of:=SUM([.H$8:.H211])-SUM([.I211:.I$9])" office:value-type="float" office:value="10526" calcext:value-type="float">
            <text:p>1052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568" calcext:value-type="float">
            <text:p>1056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2]-[.G212]" office:value-type="float" office:value="1958" calcext:value-type="float">
            <text:p>1958</text:p>
          </table:table-cell>
          <table:table-cell table:style-name="ce807" table:formula="of:=SUM([.H$8:.H212])-SUM([.I212:.I$9])" office:value-type="float" office:value="10568" calcext:value-type="float">
            <text:p>1056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1178" calcext:value-type="float">
            <text:p>2117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3]-[.G213]" office:value-type="float" office:value="1958" calcext:value-type="float">
            <text:p>1958</text:p>
          </table:table-cell>
          <table:table-cell table:style-name="ce807" table:formula="of:=SUM([.H$8:.H213])-SUM([.I213:.I$9])" office:value-type="float" office:value="10610" calcext:value-type="float">
            <text:p>1061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1830" calcext:value-type="float">
            <text:p>318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4]-[.G214]" office:value-type="float" office:value="1958" calcext:value-type="float">
            <text:p>1958</text:p>
          </table:table-cell>
          <table:table-cell table:style-name="ce807" table:formula="of:=SUM([.H$8:.H214])-SUM([.I214:.I$9])" office:value-type="float" office:value="10652" calcext:value-type="float">
            <text:p>1065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2524" calcext:value-type="float">
            <text:p>4252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5]-[.G215]" office:value-type="float" office:value="1958" calcext:value-type="float">
            <text:p>1958</text:p>
          </table:table-cell>
          <table:table-cell table:style-name="ce807" table:formula="of:=SUM([.H$8:.H215])-SUM([.I215:.I$9])" office:value-type="float" office:value="10694" calcext:value-type="float">
            <text:p>1069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3260" calcext:value-type="float">
            <text:p>532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6]-[.G216]" office:value-type="float" office:value="1958" calcext:value-type="float">
            <text:p>1958</text:p>
          </table:table-cell>
          <table:table-cell table:style-name="ce807" table:formula="of:=SUM([.H$8:.H216])-SUM([.I216:.I$9])" office:value-type="float" office:value="10736" calcext:value-type="float">
            <text:p>1073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4038" calcext:value-type="float">
            <text:p>6403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7]-[.G217]" office:value-type="float" office:value="1958" calcext:value-type="float">
            <text:p>1958</text:p>
          </table:table-cell>
          <table:table-cell table:style-name="ce807" table:formula="of:=SUM([.H$8:.H217])-SUM([.I217:.I$9])" office:value-type="float" office:value="10778" calcext:value-type="float">
            <text:p>1077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4858" calcext:value-type="float">
            <text:p>7485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8]-[.G218]" office:value-type="float" office:value="1958" calcext:value-type="float">
            <text:p>1958</text:p>
          </table:table-cell>
          <table:table-cell table:style-name="ce807" table:formula="of:=SUM([.H$8:.H218])-SUM([.I218:.I$9])" office:value-type="float" office:value="10820" calcext:value-type="float">
            <text:p>1082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5720" calcext:value-type="float">
            <text:p>857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19]-[.G219]" office:value-type="float" office:value="1958" calcext:value-type="float">
            <text:p>1958</text:p>
          </table:table-cell>
          <table:table-cell table:style-name="ce807" table:formula="of:=SUM([.H$8:.H219])-SUM([.I219:.I$9])" office:value-type="float" office:value="10862" calcext:value-type="float">
            <text:p>1086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6624" calcext:value-type="float">
            <text:p>9662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0]-[.G220]" office:value-type="float" office:value="1958" calcext:value-type="float">
            <text:p>1958</text:p>
          </table:table-cell>
          <table:table-cell table:style-name="ce807" table:formula="of:=SUM([.H$8:.H220])-SUM([.I220:.I$9])" office:value-type="float" office:value="10904" calcext:value-type="float">
            <text:p>1090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7570" calcext:value-type="float">
            <text:p>1075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1]-[.G221]" office:value-type="float" office:value="1958" calcext:value-type="float">
            <text:p>1958</text:p>
          </table:table-cell>
          <table:table-cell table:style-name="ce807" table:formula="of:=SUM([.H$8:.H221])-SUM([.I221:.I$9])" office:value-type="float" office:value="10946" calcext:value-type="float">
            <text:p>1094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8558" calcext:value-type="float">
            <text:p>11855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2]-[.G222]" office:value-type="float" office:value="1958" calcext:value-type="float">
            <text:p>1958</text:p>
          </table:table-cell>
          <table:table-cell table:style-name="ce807" table:formula="of:=SUM([.H$8:.H222])-SUM([.I222:.I$9])" office:value-type="float" office:value="10988" calcext:value-type="float">
            <text:p>1098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9588" calcext:value-type="float">
            <text:p>12958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3]-[.G223]" office:value-type="float" office:value="1958" calcext:value-type="float">
            <text:p>1958</text:p>
          </table:table-cell>
          <table:table-cell table:style-name="ce807" table:formula="of:=SUM([.H$8:.H223])-SUM([.I223:.I$9])" office:value-type="float" office:value="11030" calcext:value-type="float">
            <text:p>1103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072" calcext:value-type="float">
            <text:p>1107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4]-[.G224]" office:value-type="float" office:value="1958" calcext:value-type="float">
            <text:p>1958</text:p>
          </table:table-cell>
          <table:table-cell table:style-name="ce807" table:formula="of:=SUM([.H$8:.H224])-SUM([.I224:.I$9])" office:value-type="float" office:value="11072" calcext:value-type="float">
            <text:p>1107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2186" calcext:value-type="float">
            <text:p>2218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5]-[.G225]" office:value-type="float" office:value="1958" calcext:value-type="float">
            <text:p>1958</text:p>
          </table:table-cell>
          <table:table-cell table:style-name="ce807" table:formula="of:=SUM([.H$8:.H225])-SUM([.I225:.I$9])" office:value-type="float" office:value="11114" calcext:value-type="float">
            <text:p>1111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3342" calcext:value-type="float">
            <text:p>3334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6]-[.G226]" office:value-type="float" office:value="1958" calcext:value-type="float">
            <text:p>1958</text:p>
          </table:table-cell>
          <table:table-cell table:style-name="ce807" table:formula="of:=SUM([.H$8:.H226])-SUM([.I226:.I$9])" office:value-type="float" office:value="11156" calcext:value-type="float">
            <text:p>1115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4540" calcext:value-type="float">
            <text:p>445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7]-[.G227]" office:value-type="float" office:value="1958" calcext:value-type="float">
            <text:p>1958</text:p>
          </table:table-cell>
          <table:table-cell table:style-name="ce807" table:formula="of:=SUM([.H$8:.H227])-SUM([.I227:.I$9])" office:value-type="float" office:value="11198" calcext:value-type="float">
            <text:p>1119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5780" calcext:value-type="float">
            <text:p>557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8]-[.G228]" office:value-type="float" office:value="1958" calcext:value-type="float">
            <text:p>1958</text:p>
          </table:table-cell>
          <table:table-cell table:style-name="ce807" table:formula="of:=SUM([.H$8:.H228])-SUM([.I228:.I$9])" office:value-type="float" office:value="11240" calcext:value-type="float">
            <text:p>1124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7062" calcext:value-type="float">
            <text:p>6706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29]-[.G229]" office:value-type="float" office:value="1958" calcext:value-type="float">
            <text:p>1958</text:p>
          </table:table-cell>
          <table:table-cell table:style-name="ce807" table:formula="of:=SUM([.H$8:.H229])-SUM([.I229:.I$9])" office:value-type="float" office:value="11282" calcext:value-type="float">
            <text:p>1128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8386" calcext:value-type="float">
            <text:p>7838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0]-[.G230]" office:value-type="float" office:value="1958" calcext:value-type="float">
            <text:p>1958</text:p>
          </table:table-cell>
          <table:table-cell table:style-name="ce807" table:formula="of:=SUM([.H$8:.H230])-SUM([.I230:.I$9])" office:value-type="float" office:value="11324" calcext:value-type="float">
            <text:p>1132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9752" calcext:value-type="float">
            <text:p>8975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1]-[.G231]" office:value-type="float" office:value="1958" calcext:value-type="float">
            <text:p>1958</text:p>
          </table:table-cell>
          <table:table-cell table:style-name="ce807" table:formula="of:=SUM([.H$8:.H231])-SUM([.I231:.I$9])" office:value-type="float" office:value="11366" calcext:value-type="float">
            <text:p>1136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1160" calcext:value-type="float">
            <text:p>1011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2]-[.G232]" office:value-type="float" office:value="1958" calcext:value-type="float">
            <text:p>1958</text:p>
          </table:table-cell>
          <table:table-cell table:style-name="ce807" table:formula="of:=SUM([.H$8:.H232])-SUM([.I232:.I$9])" office:value-type="float" office:value="11408" calcext:value-type="float">
            <text:p>1140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2610" calcext:value-type="float">
            <text:p>1126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3]-[.G233]" office:value-type="float" office:value="1958" calcext:value-type="float">
            <text:p>1958</text:p>
          </table:table-cell>
          <table:table-cell table:style-name="ce807" table:formula="of:=SUM([.H$8:.H233])-SUM([.I233:.I$9])" office:value-type="float" office:value="11450" calcext:value-type="float">
            <text:p>1145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4102" calcext:value-type="float">
            <text:p>12410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4]-[.G234]" office:value-type="float" office:value="1958" calcext:value-type="float">
            <text:p>1958</text:p>
          </table:table-cell>
          <table:table-cell table:style-name="ce807" table:formula="of:=SUM([.H$8:.H234])-SUM([.I234:.I$9])" office:value-type="float" office:value="11492" calcext:value-type="float">
            <text:p>1149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5636" calcext:value-type="float">
            <text:p>13563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5]-[.G235]" office:value-type="float" office:value="1958" calcext:value-type="float">
            <text:p>1958</text:p>
          </table:table-cell>
          <table:table-cell table:style-name="ce807" table:formula="of:=SUM([.H$8:.H235])-SUM([.I235:.I$9])" office:value-type="float" office:value="11534" calcext:value-type="float">
            <text:p>1153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576" calcext:value-type="float">
            <text:p>1157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6]-[.G236]" office:value-type="float" office:value="1958" calcext:value-type="float">
            <text:p>1958</text:p>
          </table:table-cell>
          <table:table-cell table:style-name="ce807" table:formula="of:=SUM([.H$8:.H236])-SUM([.I236:.I$9])" office:value-type="float" office:value="11576" calcext:value-type="float">
            <text:p>1157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3194" calcext:value-type="float">
            <text:p>2319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7]-[.G237]" office:value-type="float" office:value="1958" calcext:value-type="float">
            <text:p>1958</text:p>
          </table:table-cell>
          <table:table-cell table:style-name="ce807" table:formula="of:=SUM([.H$8:.H237])-SUM([.I237:.I$9])" office:value-type="float" office:value="11618" calcext:value-type="float">
            <text:p>1161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4854" calcext:value-type="float">
            <text:p>3485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8]-[.G238]" office:value-type="float" office:value="1958" calcext:value-type="float">
            <text:p>1958</text:p>
          </table:table-cell>
          <table:table-cell table:style-name="ce807" table:formula="of:=SUM([.H$8:.H238])-SUM([.I238:.I$9])" office:value-type="float" office:value="11660" calcext:value-type="float">
            <text:p>1166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6556" calcext:value-type="float">
            <text:p>4655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39]-[.G239]" office:value-type="float" office:value="1958" calcext:value-type="float">
            <text:p>1958</text:p>
          </table:table-cell>
          <table:table-cell table:style-name="ce807" table:formula="of:=SUM([.H$8:.H239])-SUM([.I239:.I$9])" office:value-type="float" office:value="11702" calcext:value-type="float">
            <text:p>1170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8300" calcext:value-type="float">
            <text:p>583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0]-[.G240]" office:value-type="float" office:value="1958" calcext:value-type="float">
            <text:p>1958</text:p>
          </table:table-cell>
          <table:table-cell table:style-name="ce807" table:formula="of:=SUM([.H$8:.H240])-SUM([.I240:.I$9])" office:value-type="float" office:value="11744" calcext:value-type="float">
            <text:p>1174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0086" calcext:value-type="float">
            <text:p>7008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1]-[.G241]" office:value-type="float" office:value="1958" calcext:value-type="float">
            <text:p>1958</text:p>
          </table:table-cell>
          <table:table-cell table:style-name="ce807" table:formula="of:=SUM([.H$8:.H241])-SUM([.I241:.I$9])" office:value-type="float" office:value="11786" calcext:value-type="float">
            <text:p>1178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1914" calcext:value-type="float">
            <text:p>8191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2]-[.G242]" office:value-type="float" office:value="1958" calcext:value-type="float">
            <text:p>1958</text:p>
          </table:table-cell>
          <table:table-cell table:style-name="ce807" table:formula="of:=SUM([.H$8:.H242])-SUM([.I242:.I$9])" office:value-type="float" office:value="11828" calcext:value-type="float">
            <text:p>1182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3784" calcext:value-type="float">
            <text:p>9378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3]-[.G243]" office:value-type="float" office:value="1958" calcext:value-type="float">
            <text:p>1958</text:p>
          </table:table-cell>
          <table:table-cell table:style-name="ce807" table:formula="of:=SUM([.H$8:.H243])-SUM([.I243:.I$9])" office:value-type="float" office:value="11870" calcext:value-type="float">
            <text:p>1187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5696" calcext:value-type="float">
            <text:p>10569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4]-[.G244]" office:value-type="float" office:value="1958" calcext:value-type="float">
            <text:p>1958</text:p>
          </table:table-cell>
          <table:table-cell table:style-name="ce807" table:formula="of:=SUM([.H$8:.H244])-SUM([.I244:.I$9])" office:value-type="float" office:value="11912" calcext:value-type="float">
            <text:p>1191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7650" calcext:value-type="float">
            <text:p>1176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5]-[.G245]" office:value-type="float" office:value="1958" calcext:value-type="float">
            <text:p>1958</text:p>
          </table:table-cell>
          <table:table-cell table:style-name="ce807" table:formula="of:=SUM([.H$8:.H245])-SUM([.I245:.I$9])" office:value-type="float" office:value="11954" calcext:value-type="float">
            <text:p>1195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9646" calcext:value-type="float">
            <text:p>12964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6]-[.G246]" office:value-type="float" office:value="1958" calcext:value-type="float">
            <text:p>1958</text:p>
          </table:table-cell>
          <table:table-cell table:style-name="ce807" table:formula="of:=SUM([.H$8:.H246])-SUM([.I246:.I$9])" office:value-type="float" office:value="11996" calcext:value-type="float">
            <text:p>1199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1684" calcext:value-type="float">
            <text:p>14168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7]-[.G247]" office:value-type="float" office:value="1958" calcext:value-type="float">
            <text:p>1958</text:p>
          </table:table-cell>
          <table:table-cell table:style-name="ce807" table:formula="of:=SUM([.H$8:.H247])-SUM([.I247:.I$9])" office:value-type="float" office:value="12038" calcext:value-type="float">
            <text:p>1203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080" calcext:value-type="float">
            <text:p>120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8]-[.G248]" office:value-type="float" office:value="1958" calcext:value-type="float">
            <text:p>1958</text:p>
          </table:table-cell>
          <table:table-cell table:style-name="ce807" table:formula="of:=SUM([.H$8:.H248])-SUM([.I248:.I$9])" office:value-type="float" office:value="12080" calcext:value-type="float">
            <text:p>1208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4202" calcext:value-type="float">
            <text:p>2420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49]-[.G249]" office:value-type="float" office:value="1958" calcext:value-type="float">
            <text:p>1958</text:p>
          </table:table-cell>
          <table:table-cell table:style-name="ce807" table:formula="of:=SUM([.H$8:.H249])-SUM([.I249:.I$9])" office:value-type="float" office:value="12122" calcext:value-type="float">
            <text:p>1212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6366" calcext:value-type="float">
            <text:p>3636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0]-[.G250]" office:value-type="float" office:value="1958" calcext:value-type="float">
            <text:p>1958</text:p>
          </table:table-cell>
          <table:table-cell table:style-name="ce807" table:formula="of:=SUM([.H$8:.H250])-SUM([.I250:.I$9])" office:value-type="float" office:value="12164" calcext:value-type="float">
            <text:p>1216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8572" calcext:value-type="float">
            <text:p>4857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1]-[.G251]" office:value-type="float" office:value="1958" calcext:value-type="float">
            <text:p>1958</text:p>
          </table:table-cell>
          <table:table-cell table:style-name="ce807" table:formula="of:=SUM([.H$8:.H251])-SUM([.I251:.I$9])" office:value-type="float" office:value="12206" calcext:value-type="float">
            <text:p>1220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0820" calcext:value-type="float">
            <text:p>608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2]-[.G252]" office:value-type="float" office:value="1958" calcext:value-type="float">
            <text:p>1958</text:p>
          </table:table-cell>
          <table:table-cell table:style-name="ce807" table:formula="of:=SUM([.H$8:.H252])-SUM([.I252:.I$9])" office:value-type="float" office:value="12248" calcext:value-type="float">
            <text:p>1224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3110" calcext:value-type="float">
            <text:p>731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3]-[.G253]" office:value-type="float" office:value="1958" calcext:value-type="float">
            <text:p>1958</text:p>
          </table:table-cell>
          <table:table-cell table:style-name="ce807" table:formula="of:=SUM([.H$8:.H253])-SUM([.I253:.I$9])" office:value-type="float" office:value="12290" calcext:value-type="float">
            <text:p>1229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5442" calcext:value-type="float">
            <text:p>8544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4]-[.G254]" office:value-type="float" office:value="1958" calcext:value-type="float">
            <text:p>1958</text:p>
          </table:table-cell>
          <table:table-cell table:style-name="ce807" table:formula="of:=SUM([.H$8:.H254])-SUM([.I254:.I$9])" office:value-type="float" office:value="12332" calcext:value-type="float">
            <text:p>1233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7816" calcext:value-type="float">
            <text:p>9781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5]-[.G255]" office:value-type="float" office:value="1958" calcext:value-type="float">
            <text:p>1958</text:p>
          </table:table-cell>
          <table:table-cell table:style-name="ce807" table:formula="of:=SUM([.H$8:.H255])-SUM([.I255:.I$9])" office:value-type="float" office:value="12374" calcext:value-type="float">
            <text:p>1237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0232" calcext:value-type="float">
            <text:p>11023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6]-[.G256]" office:value-type="float" office:value="1958" calcext:value-type="float">
            <text:p>1958</text:p>
          </table:table-cell>
          <table:table-cell table:style-name="ce807" table:formula="of:=SUM([.H$8:.H256])-SUM([.I256:.I$9])" office:value-type="float" office:value="12416" calcext:value-type="float">
            <text:p>1241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2690" calcext:value-type="float">
            <text:p>1226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7]-[.G257]" office:value-type="float" office:value="1958" calcext:value-type="float">
            <text:p>1958</text:p>
          </table:table-cell>
          <table:table-cell table:style-name="ce807" table:formula="of:=SUM([.H$8:.H257])-SUM([.I257:.I$9])" office:value-type="float" office:value="12458" calcext:value-type="float">
            <text:p>1245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5190" calcext:value-type="float">
            <text:p>1351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8]-[.G258]" office:value-type="float" office:value="1958" calcext:value-type="float">
            <text:p>1958</text:p>
          </table:table-cell>
          <table:table-cell table:style-name="ce807" table:formula="of:=SUM([.H$8:.H258])-SUM([.I258:.I$9])" office:value-type="float" office:value="12500" calcext:value-type="float">
            <text:p>1250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7732" calcext:value-type="float">
            <text:p>14773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59]-[.G259]" office:value-type="float" office:value="1958" calcext:value-type="float">
            <text:p>1958</text:p>
          </table:table-cell>
          <table:table-cell table:style-name="ce807" table:formula="of:=SUM([.H$8:.H259])-SUM([.I259:.I$9])" office:value-type="float" office:value="12542" calcext:value-type="float">
            <text:p>1254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584" calcext:value-type="float">
            <text:p>1258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0]-[.G260]" office:value-type="float" office:value="1958" calcext:value-type="float">
            <text:p>1958</text:p>
          </table:table-cell>
          <table:table-cell table:style-name="ce807" table:formula="of:=SUM([.H$8:.H260])-SUM([.I260:.I$9])" office:value-type="float" office:value="12584" calcext:value-type="float">
            <text:p>1258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5210" calcext:value-type="float">
            <text:p>252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1]-[.G261]" office:value-type="float" office:value="1958" calcext:value-type="float">
            <text:p>1958</text:p>
          </table:table-cell>
          <table:table-cell table:style-name="ce807" table:formula="of:=SUM([.H$8:.H261])-SUM([.I261:.I$9])" office:value-type="float" office:value="12626" calcext:value-type="float">
            <text:p>1262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7878" calcext:value-type="float">
            <text:p>3787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2]-[.G262]" office:value-type="float" office:value="1958" calcext:value-type="float">
            <text:p>1958</text:p>
          </table:table-cell>
          <table:table-cell table:style-name="ce807" table:formula="of:=SUM([.H$8:.H262])-SUM([.I262:.I$9])" office:value-type="float" office:value="12668" calcext:value-type="float">
            <text:p>1266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0588" calcext:value-type="float">
            <text:p>5058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3]-[.G263]" office:value-type="float" office:value="1958" calcext:value-type="float">
            <text:p>1958</text:p>
          </table:table-cell>
          <table:table-cell table:style-name="ce807" table:formula="of:=SUM([.H$8:.H263])-SUM([.I263:.I$9])" office:value-type="float" office:value="12710" calcext:value-type="float">
            <text:p>1271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3340" calcext:value-type="float">
            <text:p>633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4]-[.G264]" office:value-type="float" office:value="1958" calcext:value-type="float">
            <text:p>1958</text:p>
          </table:table-cell>
          <table:table-cell table:style-name="ce807" table:formula="of:=SUM([.H$8:.H264])-SUM([.I264:.I$9])" office:value-type="float" office:value="12752" calcext:value-type="float">
            <text:p>1275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6134" calcext:value-type="float">
            <text:p>7613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5]-[.G265]" office:value-type="float" office:value="1958" calcext:value-type="float">
            <text:p>1958</text:p>
          </table:table-cell>
          <table:table-cell table:style-name="ce807" table:formula="of:=SUM([.H$8:.H265])-SUM([.I265:.I$9])" office:value-type="float" office:value="12794" calcext:value-type="float">
            <text:p>1279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8970" calcext:value-type="float">
            <text:p>889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6]-[.G266]" office:value-type="float" office:value="1958" calcext:value-type="float">
            <text:p>1958</text:p>
          </table:table-cell>
          <table:table-cell table:style-name="ce807" table:formula="of:=SUM([.H$8:.H266])-SUM([.I266:.I$9])" office:value-type="float" office:value="12836" calcext:value-type="float">
            <text:p>1283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1848" calcext:value-type="float">
            <text:p>10184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7]-[.G267]" office:value-type="float" office:value="1958" calcext:value-type="float">
            <text:p>1958</text:p>
          </table:table-cell>
          <table:table-cell table:style-name="ce807" table:formula="of:=SUM([.H$8:.H267])-SUM([.I267:.I$9])" office:value-type="float" office:value="12878" calcext:value-type="float">
            <text:p>1287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4768" calcext:value-type="float">
            <text:p>11476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8]-[.G268]" office:value-type="float" office:value="1958" calcext:value-type="float">
            <text:p>1958</text:p>
          </table:table-cell>
          <table:table-cell table:style-name="ce807" table:formula="of:=SUM([.H$8:.H268])-SUM([.I268:.I$9])" office:value-type="float" office:value="12920" calcext:value-type="float">
            <text:p>1292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7730" calcext:value-type="float">
            <text:p>1277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69]-[.G269]" office:value-type="float" office:value="1958" calcext:value-type="float">
            <text:p>1958</text:p>
          </table:table-cell>
          <table:table-cell table:style-name="ce807" table:formula="of:=SUM([.H$8:.H269])-SUM([.I269:.I$9])" office:value-type="float" office:value="12962" calcext:value-type="float">
            <text:p>1296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0734" calcext:value-type="float">
            <text:p>14073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0]-[.G270]" office:value-type="float" office:value="1958" calcext:value-type="float">
            <text:p>1958</text:p>
          </table:table-cell>
          <table:table-cell table:style-name="ce807" table:formula="of:=SUM([.H$8:.H270])-SUM([.I270:.I$9])" office:value-type="float" office:value="13004" calcext:value-type="float">
            <text:p>1300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3780" calcext:value-type="float">
            <text:p>1537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1]-[.G271]" office:value-type="float" office:value="1958" calcext:value-type="float">
            <text:p>1958</text:p>
          </table:table-cell>
          <table:table-cell table:style-name="ce807" table:formula="of:=SUM([.H$8:.H271])-SUM([.I271:.I$9])" office:value-type="float" office:value="13046" calcext:value-type="float">
            <text:p>1304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088" calcext:value-type="float">
            <text:p>1308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2]-[.G272]" office:value-type="float" office:value="1958" calcext:value-type="float">
            <text:p>1958</text:p>
          </table:table-cell>
          <table:table-cell table:style-name="ce807" table:formula="of:=SUM([.H$8:.H272])-SUM([.I272:.I$9])" office:value-type="float" office:value="13088" calcext:value-type="float">
            <text:p>1308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6218" calcext:value-type="float">
            <text:p>2621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3]-[.G273]" office:value-type="float" office:value="1958" calcext:value-type="float">
            <text:p>1958</text:p>
          </table:table-cell>
          <table:table-cell table:style-name="ce807" table:formula="of:=SUM([.H$8:.H273])-SUM([.I273:.I$9])" office:value-type="float" office:value="13130" calcext:value-type="float">
            <text:p>1313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9390" calcext:value-type="float">
            <text:p>393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4]-[.G274]" office:value-type="float" office:value="1958" calcext:value-type="float">
            <text:p>1958</text:p>
          </table:table-cell>
          <table:table-cell table:style-name="ce807" table:formula="of:=SUM([.H$8:.H274])-SUM([.I274:.I$9])" office:value-type="float" office:value="13172" calcext:value-type="float">
            <text:p>1317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2604" calcext:value-type="float">
            <text:p>5260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5]-[.G275]" office:value-type="float" office:value="1958" calcext:value-type="float">
            <text:p>1958</text:p>
          </table:table-cell>
          <table:table-cell table:style-name="ce807" table:formula="of:=SUM([.H$8:.H275])-SUM([.I275:.I$9])" office:value-type="float" office:value="13214" calcext:value-type="float">
            <text:p>1321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5860" calcext:value-type="float">
            <text:p>658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6]-[.G276]" office:value-type="float" office:value="1958" calcext:value-type="float">
            <text:p>1958</text:p>
          </table:table-cell>
          <table:table-cell table:style-name="ce807" table:formula="of:=SUM([.H$8:.H276])-SUM([.I276:.I$9])" office:value-type="float" office:value="13256" calcext:value-type="float">
            <text:p>1325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9158" calcext:value-type="float">
            <text:p>7915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7]-[.G277]" office:value-type="float" office:value="1958" calcext:value-type="float">
            <text:p>1958</text:p>
          </table:table-cell>
          <table:table-cell table:style-name="ce807" table:formula="of:=SUM([.H$8:.H277])-SUM([.I277:.I$9])" office:value-type="float" office:value="13298" calcext:value-type="float">
            <text:p>1329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2498" calcext:value-type="float">
            <text:p>9249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8]-[.G278]" office:value-type="float" office:value="1958" calcext:value-type="float">
            <text:p>1958</text:p>
          </table:table-cell>
          <table:table-cell table:style-name="ce807" table:formula="of:=SUM([.H$8:.H278])-SUM([.I278:.I$9])" office:value-type="float" office:value="13340" calcext:value-type="float">
            <text:p>1334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5880" calcext:value-type="float">
            <text:p>1058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79]-[.G279]" office:value-type="float" office:value="1958" calcext:value-type="float">
            <text:p>1958</text:p>
          </table:table-cell>
          <table:table-cell table:style-name="ce807" table:formula="of:=SUM([.H$8:.H279])-SUM([.I279:.I$9])" office:value-type="float" office:value="13382" calcext:value-type="float">
            <text:p>1338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9304" calcext:value-type="float">
            <text:p>11930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0]-[.G280]" office:value-type="float" office:value="1958" calcext:value-type="float">
            <text:p>1958</text:p>
          </table:table-cell>
          <table:table-cell table:style-name="ce807" table:formula="of:=SUM([.H$8:.H280])-SUM([.I280:.I$9])" office:value-type="float" office:value="13424" calcext:value-type="float">
            <text:p>1342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2770" calcext:value-type="float">
            <text:p>1327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1]-[.G281]" office:value-type="float" office:value="1958" calcext:value-type="float">
            <text:p>1958</text:p>
          </table:table-cell>
          <table:table-cell table:style-name="ce807" table:formula="of:=SUM([.H$8:.H281])-SUM([.I281:.I$9])" office:value-type="float" office:value="13466" calcext:value-type="float">
            <text:p>1346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6278" calcext:value-type="float">
            <text:p>14627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2]-[.G282]" office:value-type="float" office:value="1958" calcext:value-type="float">
            <text:p>1958</text:p>
          </table:table-cell>
          <table:table-cell table:style-name="ce807" table:formula="of:=SUM([.H$8:.H282])-SUM([.I282:.I$9])" office:value-type="float" office:value="13508" calcext:value-type="float">
            <text:p>1350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9828" calcext:value-type="float">
            <text:p>15982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3]-[.G283]" office:value-type="float" office:value="1958" calcext:value-type="float">
            <text:p>1958</text:p>
          </table:table-cell>
          <table:table-cell table:style-name="ce807" table:formula="of:=SUM([.H$8:.H283])-SUM([.I283:.I$9])" office:value-type="float" office:value="13550" calcext:value-type="float">
            <text:p>1355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592" calcext:value-type="float">
            <text:p>1359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4]-[.G284]" office:value-type="float" office:value="1958" calcext:value-type="float">
            <text:p>1958</text:p>
          </table:table-cell>
          <table:table-cell table:style-name="ce807" table:formula="of:=SUM([.H$8:.H284])-SUM([.I284:.I$9])" office:value-type="float" office:value="13592" calcext:value-type="float">
            <text:p>1359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7226" calcext:value-type="float">
            <text:p>2722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5]-[.G285]" office:value-type="float" office:value="1958" calcext:value-type="float">
            <text:p>1958</text:p>
          </table:table-cell>
          <table:table-cell table:style-name="ce807" table:formula="of:=SUM([.H$8:.H285])-SUM([.I285:.I$9])" office:value-type="float" office:value="13634" calcext:value-type="float">
            <text:p>1363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0902" calcext:value-type="float">
            <text:p>4090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6]-[.G286]" office:value-type="float" office:value="1958" calcext:value-type="float">
            <text:p>1958</text:p>
          </table:table-cell>
          <table:table-cell table:style-name="ce807" table:formula="of:=SUM([.H$8:.H286])-SUM([.I286:.I$9])" office:value-type="float" office:value="13676" calcext:value-type="float">
            <text:p>1367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4620" calcext:value-type="float">
            <text:p>546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7]-[.G287]" office:value-type="float" office:value="1958" calcext:value-type="float">
            <text:p>1958</text:p>
          </table:table-cell>
          <table:table-cell table:style-name="ce807" table:formula="of:=SUM([.H$8:.H287])-SUM([.I287:.I$9])" office:value-type="float" office:value="13718" calcext:value-type="float">
            <text:p>1371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8380" calcext:value-type="float">
            <text:p>683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8]-[.G288]" office:value-type="float" office:value="1958" calcext:value-type="float">
            <text:p>1958</text:p>
          </table:table-cell>
          <table:table-cell table:style-name="ce807" table:formula="of:=SUM([.H$8:.H288])-SUM([.I288:.I$9])" office:value-type="float" office:value="13760" calcext:value-type="float">
            <text:p>1376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2182" calcext:value-type="float">
            <text:p>8218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89]-[.G289]" office:value-type="float" office:value="1958" calcext:value-type="float">
            <text:p>1958</text:p>
          </table:table-cell>
          <table:table-cell table:style-name="ce807" table:formula="of:=SUM([.H$8:.H289])-SUM([.I289:.I$9])" office:value-type="float" office:value="13802" calcext:value-type="float">
            <text:p>1380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6026" calcext:value-type="float">
            <text:p>9602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0]-[.G290]" office:value-type="float" office:value="1958" calcext:value-type="float">
            <text:p>1958</text:p>
          </table:table-cell>
          <table:table-cell table:style-name="ce807" table:formula="of:=SUM([.H$8:.H290])-SUM([.I290:.I$9])" office:value-type="float" office:value="13844" calcext:value-type="float">
            <text:p>1384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9912" calcext:value-type="float">
            <text:p>10991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1]-[.G291]" office:value-type="float" office:value="1958" calcext:value-type="float">
            <text:p>1958</text:p>
          </table:table-cell>
          <table:table-cell table:style-name="ce807" table:formula="of:=SUM([.H$8:.H291])-SUM([.I291:.I$9])" office:value-type="float" office:value="13886" calcext:value-type="float">
            <text:p>1388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3840" calcext:value-type="float">
            <text:p>1238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2]-[.G292]" office:value-type="float" office:value="1958" calcext:value-type="float">
            <text:p>1958</text:p>
          </table:table-cell>
          <table:table-cell table:style-name="ce807" table:formula="of:=SUM([.H$8:.H292])-SUM([.I292:.I$9])" office:value-type="float" office:value="13928" calcext:value-type="float">
            <text:p>1392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7810" calcext:value-type="float">
            <text:p>1378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3]-[.G293]" office:value-type="float" office:value="1958" calcext:value-type="float">
            <text:p>1958</text:p>
          </table:table-cell>
          <table:table-cell table:style-name="ce807" table:formula="of:=SUM([.H$8:.H293])-SUM([.I293:.I$9])" office:value-type="float" office:value="13970" calcext:value-type="float">
            <text:p>1397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1822" calcext:value-type="float">
            <text:p>15182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4]-[.G294]" office:value-type="float" office:value="1958" calcext:value-type="float">
            <text:p>1958</text:p>
          </table:table-cell>
          <table:table-cell table:style-name="ce807" table:formula="of:=SUM([.H$8:.H294])-SUM([.I294:.I$9])" office:value-type="float" office:value="14012" calcext:value-type="float">
            <text:p>1401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5876" calcext:value-type="float">
            <text:p>16587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5]-[.G295]" office:value-type="float" office:value="1958" calcext:value-type="float">
            <text:p>1958</text:p>
          </table:table-cell>
          <table:table-cell table:style-name="ce807" table:formula="of:=SUM([.H$8:.H295])-SUM([.I295:.I$9])" office:value-type="float" office:value="14054" calcext:value-type="float">
            <text:p>1405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096" calcext:value-type="float">
            <text:p>1409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6]-[.G296]" office:value-type="float" office:value="1958" calcext:value-type="float">
            <text:p>1958</text:p>
          </table:table-cell>
          <table:table-cell table:style-name="ce807" table:formula="of:=SUM([.H$8:.H296])-SUM([.I296:.I$9])" office:value-type="float" office:value="14096" calcext:value-type="float">
            <text:p>1409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8234" calcext:value-type="float">
            <text:p>2823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7]-[.G297]" office:value-type="float" office:value="1958" calcext:value-type="float">
            <text:p>1958</text:p>
          </table:table-cell>
          <table:table-cell table:style-name="ce807" table:formula="of:=SUM([.H$8:.H297])-SUM([.I297:.I$9])" office:value-type="float" office:value="14138" calcext:value-type="float">
            <text:p>1413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2414" calcext:value-type="float">
            <text:p>4241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8]-[.G298]" office:value-type="float" office:value="1958" calcext:value-type="float">
            <text:p>1958</text:p>
          </table:table-cell>
          <table:table-cell table:style-name="ce807" table:formula="of:=SUM([.H$8:.H298])-SUM([.I298:.I$9])" office:value-type="float" office:value="14180" calcext:value-type="float">
            <text:p>1418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6636" calcext:value-type="float">
            <text:p>5663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299]-[.G299]" office:value-type="float" office:value="1958" calcext:value-type="float">
            <text:p>1958</text:p>
          </table:table-cell>
          <table:table-cell table:style-name="ce807" table:formula="of:=SUM([.H$8:.H299])-SUM([.I299:.I$9])" office:value-type="float" office:value="14222" calcext:value-type="float">
            <text:p>1422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0900" calcext:value-type="float">
            <text:p>709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0]-[.G300]" office:value-type="float" office:value="1958" calcext:value-type="float">
            <text:p>1958</text:p>
          </table:table-cell>
          <table:table-cell table:style-name="ce807" table:formula="of:=SUM([.H$8:.H300])-SUM([.I300:.I$9])" office:value-type="float" office:value="14264" calcext:value-type="float">
            <text:p>1426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5206" calcext:value-type="float">
            <text:p>8520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1]-[.G301]" office:value-type="float" office:value="1958" calcext:value-type="float">
            <text:p>1958</text:p>
          </table:table-cell>
          <table:table-cell table:style-name="ce807" table:formula="of:=SUM([.H$8:.H301])-SUM([.I301:.I$9])" office:value-type="float" office:value="14306" calcext:value-type="float">
            <text:p>1430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9554" calcext:value-type="float">
            <text:p>9955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2]-[.G302]" office:value-type="float" office:value="1958" calcext:value-type="float">
            <text:p>1958</text:p>
          </table:table-cell>
          <table:table-cell table:style-name="ce807" table:formula="of:=SUM([.H$8:.H302])-SUM([.I302:.I$9])" office:value-type="float" office:value="14348" calcext:value-type="float">
            <text:p>1434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3944" calcext:value-type="float">
            <text:p>11394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3]-[.G303]" office:value-type="float" office:value="1958" calcext:value-type="float">
            <text:p>1958</text:p>
          </table:table-cell>
          <table:table-cell table:style-name="ce807" table:formula="of:=SUM([.H$8:.H303])-SUM([.I303:.I$9])" office:value-type="float" office:value="14390" calcext:value-type="float">
            <text:p>1439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8376" calcext:value-type="float">
            <text:p>12837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4]-[.G304]" office:value-type="float" office:value="1958" calcext:value-type="float">
            <text:p>1958</text:p>
          </table:table-cell>
          <table:table-cell table:style-name="ce807" table:formula="of:=SUM([.H$8:.H304])-SUM([.I304:.I$9])" office:value-type="float" office:value="14432" calcext:value-type="float">
            <text:p>1443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2850" calcext:value-type="float">
            <text:p>1428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5]-[.G305]" office:value-type="float" office:value="1958" calcext:value-type="float">
            <text:p>1958</text:p>
          </table:table-cell>
          <table:table-cell table:style-name="ce807" table:formula="of:=SUM([.H$8:.H305])-SUM([.I305:.I$9])" office:value-type="float" office:value="14474" calcext:value-type="float">
            <text:p>1447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7366" calcext:value-type="float">
            <text:p>15736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6]-[.G306]" office:value-type="float" office:value="1958" calcext:value-type="float">
            <text:p>1958</text:p>
          </table:table-cell>
          <table:table-cell table:style-name="ce807" table:formula="of:=SUM([.H$8:.H306])-SUM([.I306:.I$9])" office:value-type="float" office:value="14516" calcext:value-type="float">
            <text:p>1451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71924" calcext:value-type="float">
            <text:p>17192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7]-[.G307]" office:value-type="float" office:value="1958" calcext:value-type="float">
            <text:p>1958</text:p>
          </table:table-cell>
          <table:table-cell table:style-name="ce807" table:formula="of:=SUM([.H$8:.H307])-SUM([.I307:.I$9])" office:value-type="float" office:value="14558" calcext:value-type="float">
            <text:p>1455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600" calcext:value-type="float">
            <text:p>146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8]-[.G308]" office:value-type="float" office:value="1958" calcext:value-type="float">
            <text:p>1958</text:p>
          </table:table-cell>
          <table:table-cell table:style-name="ce807" table:formula="of:=SUM([.H$8:.H308])-SUM([.I308:.I$9])" office:value-type="float" office:value="14600" calcext:value-type="float">
            <text:p>1460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9242" calcext:value-type="float">
            <text:p>2924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09]-[.G309]" office:value-type="float" office:value="1958" calcext:value-type="float">
            <text:p>1958</text:p>
          </table:table-cell>
          <table:table-cell table:style-name="ce807" table:formula="of:=SUM([.H$8:.H309])-SUM([.I309:.I$9])" office:value-type="float" office:value="14642" calcext:value-type="float">
            <text:p>1464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3926" calcext:value-type="float">
            <text:p>4392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0]-[.G310]" office:value-type="float" office:value="1958" calcext:value-type="float">
            <text:p>1958</text:p>
          </table:table-cell>
          <table:table-cell table:style-name="ce807" table:formula="of:=SUM([.H$8:.H310])-SUM([.I310:.I$9])" office:value-type="float" office:value="14684" calcext:value-type="float">
            <text:p>1468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58652" calcext:value-type="float">
            <text:p>5865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1]-[.G311]" office:value-type="float" office:value="1958" calcext:value-type="float">
            <text:p>1958</text:p>
          </table:table-cell>
          <table:table-cell table:style-name="ce807" table:formula="of:=SUM([.H$8:.H311])-SUM([.I311:.I$9])" office:value-type="float" office:value="14726" calcext:value-type="float">
            <text:p>1472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3420" calcext:value-type="float">
            <text:p>734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2]-[.G312]" office:value-type="float" office:value="1958" calcext:value-type="float">
            <text:p>1958</text:p>
          </table:table-cell>
          <table:table-cell table:style-name="ce807" table:formula="of:=SUM([.H$8:.H312])-SUM([.I312:.I$9])" office:value-type="float" office:value="14768" calcext:value-type="float">
            <text:p>1476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8230" calcext:value-type="float">
            <text:p>882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3]-[.G313]" office:value-type="float" office:value="1958" calcext:value-type="float">
            <text:p>1958</text:p>
          </table:table-cell>
          <table:table-cell table:style-name="ce807" table:formula="of:=SUM([.H$8:.H313])-SUM([.I313:.I$9])" office:value-type="float" office:value="14810" calcext:value-type="float">
            <text:p>1481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3082" calcext:value-type="float">
            <text:p>10308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4]-[.G314]" office:value-type="float" office:value="1958" calcext:value-type="float">
            <text:p>1958</text:p>
          </table:table-cell>
          <table:table-cell table:style-name="ce807" table:formula="of:=SUM([.H$8:.H314])-SUM([.I314:.I$9])" office:value-type="float" office:value="14852" calcext:value-type="float">
            <text:p>1485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7976" calcext:value-type="float">
            <text:p>11797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5]-[.G315]" office:value-type="float" office:value="1958" calcext:value-type="float">
            <text:p>1958</text:p>
          </table:table-cell>
          <table:table-cell table:style-name="ce807" table:formula="of:=SUM([.H$8:.H315])-SUM([.I315:.I$9])" office:value-type="float" office:value="14894" calcext:value-type="float">
            <text:p>1489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2912" calcext:value-type="float">
            <text:p>13291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6]-[.G316]" office:value-type="float" office:value="1958" calcext:value-type="float">
            <text:p>1958</text:p>
          </table:table-cell>
          <table:table-cell table:style-name="ce807" table:formula="of:=SUM([.H$8:.H316])-SUM([.I316:.I$9])" office:value-type="float" office:value="14936" calcext:value-type="float">
            <text:p>1493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7890" calcext:value-type="float">
            <text:p>14789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7]-[.G317]" office:value-type="float" office:value="1958" calcext:value-type="float">
            <text:p>1958</text:p>
          </table:table-cell>
          <table:table-cell table:style-name="ce807" table:formula="of:=SUM([.H$8:.H317])-SUM([.I317:.I$9])" office:value-type="float" office:value="14978" calcext:value-type="float">
            <text:p>1497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2910" calcext:value-type="float">
            <text:p>1629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8]-[.G318]" office:value-type="float" office:value="1958" calcext:value-type="float">
            <text:p>1958</text:p>
          </table:table-cell>
          <table:table-cell table:style-name="ce807" table:formula="of:=SUM([.H$8:.H318])-SUM([.I318:.I$9])" office:value-type="float" office:value="15020" calcext:value-type="float">
            <text:p>1502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77972" calcext:value-type="float">
            <text:p>17797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19]-[.G319]" office:value-type="float" office:value="1958" calcext:value-type="float">
            <text:p>1958</text:p>
          </table:table-cell>
          <table:table-cell table:style-name="ce807" table:formula="of:=SUM([.H$8:.H319])-SUM([.I319:.I$9])" office:value-type="float" office:value="15062" calcext:value-type="float">
            <text:p>1506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104" calcext:value-type="float">
            <text:p>1510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0]-[.G320]" office:value-type="float" office:value="1958" calcext:value-type="float">
            <text:p>1958</text:p>
          </table:table-cell>
          <table:table-cell table:style-name="ce807" table:formula="of:=SUM([.H$8:.H320])-SUM([.I320:.I$9])" office:value-type="float" office:value="15104" calcext:value-type="float">
            <text:p>1510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0250" calcext:value-type="float">
            <text:p>302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1]-[.G321]" office:value-type="float" office:value="1958" calcext:value-type="float">
            <text:p>1958</text:p>
          </table:table-cell>
          <table:table-cell table:style-name="ce807" table:formula="of:=SUM([.H$8:.H321])-SUM([.I321:.I$9])" office:value-type="float" office:value="15146" calcext:value-type="float">
            <text:p>1514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5438" calcext:value-type="float">
            <text:p>4543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2]-[.G322]" office:value-type="float" office:value="1958" calcext:value-type="float">
            <text:p>1958</text:p>
          </table:table-cell>
          <table:table-cell table:style-name="ce807" table:formula="of:=SUM([.H$8:.H322])-SUM([.I322:.I$9])" office:value-type="float" office:value="15188" calcext:value-type="float">
            <text:p>1518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0668" calcext:value-type="float">
            <text:p>6066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3]-[.G323]" office:value-type="float" office:value="1958" calcext:value-type="float">
            <text:p>1958</text:p>
          </table:table-cell>
          <table:table-cell table:style-name="ce807" table:formula="of:=SUM([.H$8:.H323])-SUM([.I323:.I$9])" office:value-type="float" office:value="15230" calcext:value-type="float">
            <text:p>1523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5940" calcext:value-type="float">
            <text:p>759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4]-[.G324]" office:value-type="float" office:value="1958" calcext:value-type="float">
            <text:p>1958</text:p>
          </table:table-cell>
          <table:table-cell table:style-name="ce807" table:formula="of:=SUM([.H$8:.H324])-SUM([.I324:.I$9])" office:value-type="float" office:value="15272" calcext:value-type="float">
            <text:p>1527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1254" calcext:value-type="float">
            <text:p>9125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5]-[.G325]" office:value-type="float" office:value="1958" calcext:value-type="float">
            <text:p>1958</text:p>
          </table:table-cell>
          <table:table-cell table:style-name="ce807" table:formula="of:=SUM([.H$8:.H325])-SUM([.I325:.I$9])" office:value-type="float" office:value="15314" calcext:value-type="float">
            <text:p>1531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6610" calcext:value-type="float">
            <text:p>1066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6]-[.G326]" office:value-type="float" office:value="1958" calcext:value-type="float">
            <text:p>1958</text:p>
          </table:table-cell>
          <table:table-cell table:style-name="ce807" table:formula="of:=SUM([.H$8:.H326])-SUM([.I326:.I$9])" office:value-type="float" office:value="15356" calcext:value-type="float">
            <text:p>1535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2008" calcext:value-type="float">
            <text:p>12200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7]-[.G327]" office:value-type="float" office:value="1958" calcext:value-type="float">
            <text:p>1958</text:p>
          </table:table-cell>
          <table:table-cell table:style-name="ce807" table:formula="of:=SUM([.H$8:.H327])-SUM([.I327:.I$9])" office:value-type="float" office:value="15398" calcext:value-type="float">
            <text:p>1539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7448" calcext:value-type="float">
            <text:p>13744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8]-[.G328]" office:value-type="float" office:value="1958" calcext:value-type="float">
            <text:p>1958</text:p>
          </table:table-cell>
          <table:table-cell table:style-name="ce807" table:formula="of:=SUM([.H$8:.H328])-SUM([.I328:.I$9])" office:value-type="float" office:value="15440" calcext:value-type="float">
            <text:p>1544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2930" calcext:value-type="float">
            <text:p>15293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29]-[.G329]" office:value-type="float" office:value="1958" calcext:value-type="float">
            <text:p>1958</text:p>
          </table:table-cell>
          <table:table-cell table:style-name="ce807" table:formula="of:=SUM([.H$8:.H329])-SUM([.I329:.I$9])" office:value-type="float" office:value="15482" calcext:value-type="float">
            <text:p>1548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8454" calcext:value-type="float">
            <text:p>16845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0]-[.G330]" office:value-type="float" office:value="1958" calcext:value-type="float">
            <text:p>1958</text:p>
          </table:table-cell>
          <table:table-cell table:style-name="ce807" table:formula="of:=SUM([.H$8:.H330])-SUM([.I330:.I$9])" office:value-type="float" office:value="15524" calcext:value-type="float">
            <text:p>1552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84020" calcext:value-type="float">
            <text:p>1840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1]-[.G331]" office:value-type="float" office:value="1958" calcext:value-type="float">
            <text:p>1958</text:p>
          </table:table-cell>
          <table:table-cell table:style-name="ce807" table:formula="of:=SUM([.H$8:.H331])-SUM([.I331:.I$9])" office:value-type="float" office:value="15566" calcext:value-type="float">
            <text:p>1556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608" calcext:value-type="float">
            <text:p>1560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2]-[.G332]" office:value-type="float" office:value="1958" calcext:value-type="float">
            <text:p>1958</text:p>
          </table:table-cell>
          <table:table-cell table:style-name="ce807" table:formula="of:=SUM([.H$8:.H332])-SUM([.I332:.I$9])" office:value-type="float" office:value="15608" calcext:value-type="float">
            <text:p>1560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1258" calcext:value-type="float">
            <text:p>3125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3]-[.G333]" office:value-type="float" office:value="1958" calcext:value-type="float">
            <text:p>1958</text:p>
          </table:table-cell>
          <table:table-cell table:style-name="ce807" table:formula="of:=SUM([.H$8:.H333])-SUM([.I333:.I$9])" office:value-type="float" office:value="15650" calcext:value-type="float">
            <text:p>1565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6950" calcext:value-type="float">
            <text:p>469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4]-[.G334]" office:value-type="float" office:value="1958" calcext:value-type="float">
            <text:p>1958</text:p>
          </table:table-cell>
          <table:table-cell table:style-name="ce807" table:formula="of:=SUM([.H$8:.H334])-SUM([.I334:.I$9])" office:value-type="float" office:value="15692" calcext:value-type="float">
            <text:p>1569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2684" calcext:value-type="float">
            <text:p>6268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5]-[.G335]" office:value-type="float" office:value="1958" calcext:value-type="float">
            <text:p>1958</text:p>
          </table:table-cell>
          <table:table-cell table:style-name="ce807" table:formula="of:=SUM([.H$8:.H335])-SUM([.I335:.I$9])" office:value-type="float" office:value="15734" calcext:value-type="float">
            <text:p>1573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78460" calcext:value-type="float">
            <text:p>7846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6]-[.G336]" office:value-type="float" office:value="1958" calcext:value-type="float">
            <text:p>1958</text:p>
          </table:table-cell>
          <table:table-cell table:style-name="ce807" table:formula="of:=SUM([.H$8:.H336])-SUM([.I336:.I$9])" office:value-type="float" office:value="15776" calcext:value-type="float">
            <text:p>1577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4278" calcext:value-type="float">
            <text:p>9427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7]-[.G337]" office:value-type="float" office:value="1958" calcext:value-type="float">
            <text:p>1958</text:p>
          </table:table-cell>
          <table:table-cell table:style-name="ce807" table:formula="of:=SUM([.H$8:.H337])-SUM([.I337:.I$9])" office:value-type="float" office:value="15818" calcext:value-type="float">
            <text:p>1581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0138" calcext:value-type="float">
            <text:p>11013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8]-[.G338]" office:value-type="float" office:value="1958" calcext:value-type="float">
            <text:p>1958</text:p>
          </table:table-cell>
          <table:table-cell table:style-name="ce807" table:formula="of:=SUM([.H$8:.H338])-SUM([.I338:.I$9])" office:value-type="float" office:value="15860" calcext:value-type="float">
            <text:p>1586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26040" calcext:value-type="float">
            <text:p>12604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39]-[.G339]" office:value-type="float" office:value="1958" calcext:value-type="float">
            <text:p>1958</text:p>
          </table:table-cell>
          <table:table-cell table:style-name="ce807" table:formula="of:=SUM([.H$8:.H339])-SUM([.I339:.I$9])" office:value-type="float" office:value="15902" calcext:value-type="float">
            <text:p>1590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1984" calcext:value-type="float">
            <text:p>14198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0]-[.G340]" office:value-type="float" office:value="1958" calcext:value-type="float">
            <text:p>1958</text:p>
          </table:table-cell>
          <table:table-cell table:style-name="ce807" table:formula="of:=SUM([.H$8:.H340])-SUM([.I340:.I$9])" office:value-type="float" office:value="15944" calcext:value-type="float">
            <text:p>1594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7970" calcext:value-type="float">
            <text:p>15797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1]-[.G341]" office:value-type="float" office:value="1958" calcext:value-type="float">
            <text:p>1958</text:p>
          </table:table-cell>
          <table:table-cell table:style-name="ce807" table:formula="of:=SUM([.H$8:.H341])-SUM([.I341:.I$9])" office:value-type="float" office:value="15986" calcext:value-type="float">
            <text:p>1598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73998" calcext:value-type="float">
            <text:p>17399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2]-[.G342]" office:value-type="float" office:value="1958" calcext:value-type="float">
            <text:p>1958</text:p>
          </table:table-cell>
          <table:table-cell table:style-name="ce807" table:formula="of:=SUM([.H$8:.H342])-SUM([.I342:.I$9])" office:value-type="float" office:value="16028" calcext:value-type="float">
            <text:p>1602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90068" calcext:value-type="float">
            <text:p>190068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3]-[.G343]" office:value-type="float" office:value="1958" calcext:value-type="float">
            <text:p>1958</text:p>
          </table:table-cell>
          <table:table-cell table:style-name="ce807" table:formula="of:=SUM([.H$8:.H343])-SUM([.I343:.I$9])" office:value-type="float" office:value="16070" calcext:value-type="float">
            <text:p>1607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112" calcext:value-type="float">
            <text:p>1611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4]-[.G344]" office:value-type="float" office:value="1958" calcext:value-type="float">
            <text:p>1958</text:p>
          </table:table-cell>
          <table:table-cell table:style-name="ce807" table:formula="of:=SUM([.H$8:.H344])-SUM([.I344:.I$9])" office:value-type="float" office:value="16112" calcext:value-type="float">
            <text:p>1611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2266" calcext:value-type="float">
            <text:p>3226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5]-[.G345]" office:value-type="float" office:value="1958" calcext:value-type="float">
            <text:p>1958</text:p>
          </table:table-cell>
          <table:table-cell table:style-name="ce807" table:formula="of:=SUM([.H$8:.H345])-SUM([.I345:.I$9])" office:value-type="float" office:value="16154" calcext:value-type="float">
            <text:p>1615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8462" calcext:value-type="float">
            <text:p>4846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6]-[.G346]" office:value-type="float" office:value="1958" calcext:value-type="float">
            <text:p>1958</text:p>
          </table:table-cell>
          <table:table-cell table:style-name="ce807" table:formula="of:=SUM([.H$8:.H346])-SUM([.I346:.I$9])" office:value-type="float" office:value="16196" calcext:value-type="float">
            <text:p>1619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4700" calcext:value-type="float">
            <text:p>647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7]-[.G347]" office:value-type="float" office:value="1958" calcext:value-type="float">
            <text:p>1958</text:p>
          </table:table-cell>
          <table:table-cell table:style-name="ce807" table:formula="of:=SUM([.H$8:.H347])-SUM([.I347:.I$9])" office:value-type="float" office:value="16238" calcext:value-type="float">
            <text:p>1623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0980" calcext:value-type="float">
            <text:p>8098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8]-[.G348]" office:value-type="float" office:value="1958" calcext:value-type="float">
            <text:p>1958</text:p>
          </table:table-cell>
          <table:table-cell table:style-name="ce807" table:formula="of:=SUM([.H$8:.H348])-SUM([.I348:.I$9])" office:value-type="float" office:value="16280" calcext:value-type="float">
            <text:p>1628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97302" calcext:value-type="float">
            <text:p>9730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49]-[.G349]" office:value-type="float" office:value="1958" calcext:value-type="float">
            <text:p>1958</text:p>
          </table:table-cell>
          <table:table-cell table:style-name="ce807" table:formula="of:=SUM([.H$8:.H349])-SUM([.I349:.I$9])" office:value-type="float" office:value="16322" calcext:value-type="float">
            <text:p>1632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3666" calcext:value-type="float">
            <text:p>11366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0]-[.G350]" office:value-type="float" office:value="1958" calcext:value-type="float">
            <text:p>1958</text:p>
          </table:table-cell>
          <table:table-cell table:style-name="ce807" table:formula="of:=SUM([.H$8:.H350])-SUM([.I350:.I$9])" office:value-type="float" office:value="16364" calcext:value-type="float">
            <text:p>1636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0072" calcext:value-type="float">
            <text:p>13007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1]-[.G351]" office:value-type="float" office:value="1958" calcext:value-type="float">
            <text:p>1958</text:p>
          </table:table-cell>
          <table:table-cell table:style-name="ce807" table:formula="of:=SUM([.H$8:.H351])-SUM([.I351:.I$9])" office:value-type="float" office:value="16406" calcext:value-type="float">
            <text:p>1640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46520" calcext:value-type="float">
            <text:p>14652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2]-[.G352]" office:value-type="float" office:value="1958" calcext:value-type="float">
            <text:p>1958</text:p>
          </table:table-cell>
          <table:table-cell table:style-name="ce807" table:formula="of:=SUM([.H$8:.H352])-SUM([.I352:.I$9])" office:value-type="float" office:value="16448" calcext:value-type="float">
            <text:p>1644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3010" calcext:value-type="float">
            <text:p>16301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3]-[.G353]" office:value-type="float" office:value="1958" calcext:value-type="float">
            <text:p>1958</text:p>
          </table:table-cell>
          <table:table-cell table:style-name="ce807" table:formula="of:=SUM([.H$8:.H353])-SUM([.I353:.I$9])" office:value-type="float" office:value="16490" calcext:value-type="float">
            <text:p>1649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79542" calcext:value-type="float">
            <text:p>179542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4]-[.G354]" office:value-type="float" office:value="1958" calcext:value-type="float">
            <text:p>1958</text:p>
          </table:table-cell>
          <table:table-cell table:style-name="ce807" table:formula="of:=SUM([.H$8:.H354])-SUM([.I354:.I$9])" office:value-type="float" office:value="16532" calcext:value-type="float">
            <text:p>1653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96116" calcext:value-type="float">
            <text:p>19611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5]-[.G355]" office:value-type="float" office:value="1958" calcext:value-type="float">
            <text:p>1958</text:p>
          </table:table-cell>
          <table:table-cell table:style-name="ce807" table:formula="of:=SUM([.H$8:.H355])-SUM([.I355:.I$9])" office:value-type="float" office:value="16574" calcext:value-type="float">
            <text:p>1657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616" calcext:value-type="float">
            <text:p>1661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6]-[.G356]" office:value-type="float" office:value="1958" calcext:value-type="float">
            <text:p>1958</text:p>
          </table:table-cell>
          <table:table-cell table:style-name="ce807" table:formula="of:=SUM([.H$8:.H356])-SUM([.I356:.I$9])" office:value-type="float" office:value="16616" calcext:value-type="float">
            <text:p>1661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33274" calcext:value-type="float">
            <text:p>3327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7]-[.G357]" office:value-type="float" office:value="1958" calcext:value-type="float">
            <text:p>1958</text:p>
          </table:table-cell>
          <table:table-cell table:style-name="ce807" table:formula="of:=SUM([.H$8:.H357])-SUM([.I357:.I$9])" office:value-type="float" office:value="16658" calcext:value-type="float">
            <text:p>1665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49974" calcext:value-type="float">
            <text:p>4997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8]-[.G358]" office:value-type="float" office:value="1958" calcext:value-type="float">
            <text:p>1958</text:p>
          </table:table-cell>
          <table:table-cell table:style-name="ce807" table:formula="of:=SUM([.H$8:.H358])-SUM([.I358:.I$9])" office:value-type="float" office:value="16700" calcext:value-type="float">
            <text:p>1670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66716" calcext:value-type="float">
            <text:p>6671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59]-[.G359]" office:value-type="float" office:value="1958" calcext:value-type="float">
            <text:p>1958</text:p>
          </table:table-cell>
          <table:table-cell table:style-name="ce807" table:formula="of:=SUM([.H$8:.H359])-SUM([.I359:.I$9])" office:value-type="float" office:value="16742" calcext:value-type="float">
            <text:p>1674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83500" calcext:value-type="float">
            <text:p>8350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60]-[.G360]" office:value-type="float" office:value="1958" calcext:value-type="float">
            <text:p>1958</text:p>
          </table:table-cell>
          <table:table-cell table:style-name="ce807" table:formula="of:=SUM([.H$8:.H360])-SUM([.I360:.I$9])" office:value-type="float" office:value="16784" calcext:value-type="float">
            <text:p>1678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00326" calcext:value-type="float">
            <text:p>10032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61]-[.G361]" office:value-type="float" office:value="1958" calcext:value-type="float">
            <text:p>1958</text:p>
          </table:table-cell>
          <table:table-cell table:style-name="ce807" table:formula="of:=SUM([.H$8:.H361])-SUM([.I361:.I$9])" office:value-type="float" office:value="16826" calcext:value-type="float">
            <text:p>1682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17194" calcext:value-type="float">
            <text:p>11719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62]-[.G362]" office:value-type="float" office:value="1958" calcext:value-type="float">
            <text:p>1958</text:p>
          </table:table-cell>
          <table:table-cell table:style-name="ce807" table:formula="of:=SUM([.H$8:.H362])-SUM([.I362:.I$9])" office:value-type="float" office:value="16868" calcext:value-type="float">
            <text:p>1686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34104" calcext:value-type="float">
            <text:p>13410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63]-[.G363]" office:value-type="float" office:value="1958" calcext:value-type="float">
            <text:p>1958</text:p>
          </table:table-cell>
          <table:table-cell table:style-name="ce807" table:formula="of:=SUM([.H$8:.H363])-SUM([.I363:.I$9])" office:value-type="float" office:value="16910" calcext:value-type="float">
            <text:p>16910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51056" calcext:value-type="float">
            <text:p>15105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64]-[.G364]" office:value-type="float" office:value="1958" calcext:value-type="float">
            <text:p>1958</text:p>
          </table:table-cell>
          <table:table-cell table:style-name="ce807" table:formula="of:=SUM([.H$8:.H364])-SUM([.I364:.I$9])" office:value-type="float" office:value="16952" calcext:value-type="float">
            <text:p>16952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68050" calcext:value-type="float">
            <text:p>168050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65]-[.G365]" office:value-type="float" office:value="1958" calcext:value-type="float">
            <text:p>1958</text:p>
          </table:table-cell>
          <table:table-cell table:style-name="ce807" table:formula="of:=SUM([.H$8:.H365])-SUM([.I365:.I$9])" office:value-type="float" office:value="16994" calcext:value-type="float">
            <text:p>16994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185086" calcext:value-type="float">
            <text:p>185086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66]-[.G366]" office:value-type="float" office:value="1958" calcext:value-type="float">
            <text:p>1958</text:p>
          </table:table-cell>
          <table:table-cell table:style-name="ce807" table:formula="of:=SUM([.H$8:.H366])-SUM([.I366:.I$9])" office:value-type="float" office:value="17036" calcext:value-type="float">
            <text:p>17036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>
          <table:table-cell table:style-name="ce778"/>
          <table:table-cell table:style-name="ce936" table:number-columns-repeated="2"/>
          <table:table-cell table:style-name="ce330"/>
          <table:table-cell table:style-name="ce330" table:formula="of:=(SUM(INDIRECT(ADDRESS(QUOTIENT(ROW()-8;12)*12+8;3)):INDIRECT(ADDRESS(ROW();3)))+SUM(INDIRECT(ADDRESS(QUOTIENT(ROW()-8;12)*12+8;10)):INDIRECT(ADDRESS(ROW();10))))" office:value-type="float" office:value="202164" calcext:value-type="float">
            <text:p>202164</text:p>
          </table:table-cell>
          <table:table-cell table:style-name="ce328"/>
          <table:table-cell table:style-name="ce329" office:value-type="float" office:value="42" calcext:value-type="float">
            <text:p>42</text:p>
          </table:table-cell>
          <table:table-cell table:style-name="ce807" office:value-type="float" office:value="2000" calcext:value-type="float">
            <text:p>2000</text:p>
          </table:table-cell>
          <table:table-cell table:style-name="ce727" table:formula="of:=[.H367]-[.G367]" office:value-type="float" office:value="1958" calcext:value-type="float">
            <text:p>1958</text:p>
          </table:table-cell>
          <table:table-cell table:style-name="ce807" table:formula="of:=SUM([.H$8:.H367])-SUM([.I367:.I$9])" office:value-type="float" office:value="17078" calcext:value-type="float">
            <text:p>17078</text:p>
          </table:table-cell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 table:number-rows-repeated="3">
          <table:table-cell table:style-name="ce840"/>
          <table:table-cell table:style-name="ce936" table:number-columns-repeated="2"/>
          <table:table-cell table:style-name="ce330" table:number-columns-repeated="2"/>
          <table:table-cell table:style-name="ce328"/>
          <table:table-cell table:style-name="ce330"/>
          <table:table-cell table:style-name="ce336"/>
          <table:table-cell table:style-name="ce727" table:number-columns-repeated="2"/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 table:number-rows-repeated="14">
          <table:table-cell table:style-name="ce840"/>
          <table:table-cell table:style-name="ce936" table:number-columns-repeated="2"/>
          <table:table-cell table:style-name="ce330" table:number-columns-repeated="2"/>
          <table:table-cell table:style-name="ce333"/>
          <table:table-cell table:style-name="ce330"/>
          <table:table-cell table:style-name="ce727" table:number-columns-repeated="3"/>
          <table:table-cell table:style-name="ce330"/>
          <table:table-cell table:style-name="ce727" table:number-columns-repeated="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 table:number-rows-repeated="4">
          <table:table-cell/>
          <table:table-cell table:style-name="ce727" table:number-columns-repeated="12"/>
          <table:table-cell table:style-name="ce334" table:number-columns-repeated="2"/>
          <table:table-cell table:style-name="ce727" table:number-columns-repeated="7"/>
          <table:table-cell table:number-columns-repeated="39"/>
        </table:table-row>
        <table:table-row table:style-name="ro3" table:number-rows-repeated="1048187">
          <table:table-cell table:number-columns-repeated="61"/>
        </table:table-row>
        <table:table-row table:style-name="ro3"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DejaVu Sans" fo:font-size="10pt" fo:language="zxx" fo:country="none" style:font-name-asian="DejaVu Sans1" style:font-size-asian="10pt" style:language-asian="zh" style:country-asian="CN" style:font-name-complex="DejaVu Sans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zxx" fo:country="none" style:letter-kerning="true" style:font-family-asian="Arial" style:font-family-generic-asian="system" style:font-pitch-asian="variable" style:font-size-asian="12pt" style:language-asian="zh" style:country-asian="CN" style:font-family-complex="Verdan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Verdana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2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0P0"/>
    </number:currency-style>
    <number:number-style style:name="N121">
      <number:number number:decimal-places="16" number:min-decimal-places="16" number:min-integer-digits="1"/>
    </number:number-style>
    <number:number-style style:name="N122">
      <number:number number:decimal-places="15" number:min-decimal-places="15" number:min-integer-digits="1"/>
    </number:number-style>
    <number:number-style style:name="N123">
      <number:number number:decimal-places="14" number:min-decimal-places="14" number:min-integer-digits="1"/>
    </number:number-style>
    <number:currency-style style:name="N125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25" number:title="User-defined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25P0"/>
    </number:currency-style>
    <number:currency-style style:name="N127P0" style:volatile="true">
      <number:number number:decimal-places="0" number:min-decimal-places="0" number:min-integer-digits="1" number:grouping="true"/>
      <number:text> </number:text>
      <number:currency-symbol>EUR</number:currency-symbol>
    </number:currency-style>
    <number:currency-style style:name="N127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>EUR</number:currency-symbol>
      <style:map style:condition="value()&gt;=0" style:apply-style-name="N127P0"/>
    </number:currency-style>
    <number:currency-style style:name="N129P0" style:volatile="true">
      <number:currency-symbol number:language="nl" number:country="NL">€</number:currency-symbol>
      <number:text> </number:text>
      <number:number number:decimal-places="0" number:min-decimal-places="0" number:min-integer-digits="1" number:grouping="true"/>
    </number:currency-style>
    <number:currency-style style:name="N129" number:title="User-defined">
      <number:currency-symbol number:language="nl" number:country="NL">€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29P0"/>
    </number:currency-style>
    <number:number-style style:name="N130">
      <number:number number:decimal-places="10" number:min-decimal-places="10" number:min-integer-digits="1"/>
    </number:number-style>
    <number:percentage-style style:name="N131">
      <number:number number:decimal-places="1" number:min-decimal-places="1" number:min-integer-digits="1"/>
      <number:text>%</number:text>
    </number:percentage-style>
    <number:number-style style:name="N132">
      <number:number number:decimal-places="12" number:min-decimal-places="12" number:min-integer-digits="1"/>
    </number:number-style>
    <number:number-style style:name="N133">
      <number:number number:decimal-places="9" number:min-decimal-places="9" number:min-integer-digits="1"/>
    </number:number-style>
    <number:number-style style:name="N134">
      <number:number number:decimal-places="13" number:min-decimal-places="13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number-style style:name="N141">
      <number:number number:decimal-places="1" number:min-decimal-places="1" number:min-integer-digits="1"/>
    </number:number-style>
    <number:currency-style style:name="N143P0" style:volatile="true">
      <number:currency-symbol number:language="nl" number:country="NL">€</number:currency-symbol>
      <number:text> </number:text>
      <number:number number:decimal-places="1" number:min-decimal-places="1" number:min-integer-digits="1" number:grouping="true"/>
    </number:currency-style>
    <number:currency-style style:name="N143">
      <style:text-properties fo:color="#ff0000"/>
      <number:currency-symbol number:language="nl" number:country="NL">€</number:currency-symbol>
      <number:text> </number:text>
      <number:number number:decimal-places="1" number:min-decimal-places="1" number:min-integer-digits="1" number:grouping="true"/>
      <number:text>-</number:text>
      <style:map style:condition="value()&gt;=0" style:apply-style-name="N143P0"/>
    </number:currency-style>
    <number:currency-style style:name="N145P0" style:volatile="true">
      <number:currency-symbol number:language="en" number:country="IE">€</number:currency-symbol>
      <number:number number:decimal-places="0" number:min-decimal-places="0" number:min-integer-digits="1" number:grouping="true"/>
    </number:currency-style>
    <number:currency-style style:name="N145" number:title="User-defined">
      <number:text>-</number:text>
      <number:currency-symbol number:language="en" number:country="IE">€</number:currency-symbol>
      <number:number number:decimal-places="0" number:min-decimal-places="0" number:min-integer-digits="1" number:grouping="true"/>
      <style:map style:condition="value()&gt;=0" style:apply-style-name="N145P0"/>
    </number:currency-style>
    <number:currency-style style:name="N147P0" style:volatile="true">
      <number:currency-symbol number:language="nl" number:country="NL">€</number:currency-symbol>
      <number:text> </number:text>
      <number:number number:decimal-places="2" number:min-decimal-places="0" number:decimal-replacement="--" number:min-integer-digits="1" number:grouping="true"/>
    </number:currency-style>
    <number:currency-style style:name="N147">
      <style:text-properties fo:color="#ff0000"/>
      <number:currency-symbol number:language="nl" number:country="NL">€</number:currency-symbol>
      <number:text> </number:text>
      <number:number number:decimal-places="2" number:min-decimal-places="0" number:decimal-replacement="--" number:min-integer-digits="1" number:grouping="true"/>
      <number:text>-</number:text>
      <style:map style:condition="value()&gt;=0" style:apply-style-name="N147P0"/>
    </number:currency-style>
    <number:currency-style style:name="N148P0" style:volatile="true">
      <number:currency-symbol number:language="nl" number:country="NL">€</number:currency-symbol>
      <number:text> </number:text>
      <number:number number:decimal-places="1" number:min-decimal-places="1" number:min-integer-digits="1" number:grouping="true"/>
    </number:currency-style>
    <number:currency-style style:name="N148">
      <number:currency-symbol number:language="nl" number:country="NL">€</number:currency-symbol>
      <number:text> </number:text>
      <number:number number:decimal-places="1" number:min-decimal-places="1" number:min-integer-digits="1" number:grouping="true"/>
      <number:text>-</number:text>
      <style:map style:condition="value()&gt;=0" style:apply-style-name="N148P0"/>
    </number:currency-style>
    <number:currency-style style:name="N149P0" style:volatile="true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149" number:title="User-defined"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149P0"/>
    </number:currency-style>
    <number:date-style style:name="N150">
      <number:month number:textual="true"/>
      <number:text> </number:text>
      <number:year/>
    </number:date-style>
    <number:currency-style style:name="N152P0" style:volatile="true">
      <number:currency-symbol number:language="en" number:country="IE">€</number:currency-symbol>
      <number:number number:decimal-places="0" number:min-decimal-places="0" number:min-integer-digits="1" number:grouping="true" number:display-factor="1000"/>
      <number:text>k</number:text>
    </number:currency-style>
    <number:currency-style style:name="N152" number:title="User-defined">
      <number:text>-</number:text>
      <number:currency-symbol number:language="en" number:country="IE">€</number:currency-symbol>
      <number:number number:decimal-places="0" number:min-decimal-places="0" number:min-integer-digits="1" number:grouping="true" number:display-factor="1000"/>
      <number:text>k</number:text>
      <style:map style:condition="value()&gt;=0" style:apply-style-name="N152P0"/>
    </number:currency-style>
    <number:currency-style style:name="N153P0" style:volatile="true">
      <number:currency-symbol number:language="en" number:country="IE">€</number:currency-symbol>
      <number:number number:decimal-places="0" number:min-decimal-places="0" number:min-integer-digits="1" number:grouping="true" number:display-factor="1000"/>
      <number:text>k</number:text>
    </number:currency-style>
    <number:currency-style style:name="N153">
      <style:text-properties fo:color="#ff0000"/>
      <number:text>-</number:text>
      <number:currency-symbol number:language="en" number:country="IE">€</number:currency-symbol>
      <number:number number:decimal-places="0" number:min-decimal-places="0" number:min-integer-digits="1" number:grouping="true" number:display-factor="1000"/>
      <number:text>k</number:text>
      <style:map style:condition="value()&gt;=0" style:apply-style-name="N153P0"/>
    </number:currency-style>
    <number:currency-style style:name="N154P0" style:volatile="true">
      <number:currency-symbol number:language="nl" number:country="NL">€</number:currency-symbol>
      <number:text> </number:text>
      <number:number number:decimal-places="0" number:min-decimal-places="0" number:min-integer-digits="1" number:grouping="true"/>
    </number:currency-style>
    <number:currency-style style:name="N154" number:title="User-defined">
      <style:text-properties fo:color="#ff0000"/>
      <number:currency-symbol number:language="nl" number:country="NL">€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54P0"/>
    </number:currency-style>
    <number:currency-style style:name="N156P0" style:volatile="true">
      <number:number number:decimal-places="2" number:min-decimal-places="2" number:min-integer-digits="1" number:grouping="true"/>
      <number:text> </number:text>
      <number:currency-symbol>EUR</number:currency-symbol>
    </number:currency-style>
    <number:currency-style style:name="N156" number:title="User-defined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EUR</number:currency-symbol>
      <style:map style:condition="value()&gt;=0" style:apply-style-name="N156P0"/>
    </number:currency-style>
    <number:currency-style style:name="N158P0" style:volatile="true">
      <number:currency-symbol number:language="en" number:country="US">$</number:currency-symbol>
      <number:number number:decimal-places="1" number:min-decimal-places="1" number:min-integer-digits="1" number:grouping="true"/>
    </number:currency-style>
    <number:currency-style style:name="N158">
      <style:text-properties fo:color="#ff0000"/>
      <number:text>-</number:text>
      <number:currency-symbol number:language="en" number:country="US">$</number:currency-symbol>
      <number:number number:decimal-places="1" number:min-decimal-places="1" number:min-integer-digits="1" number:grouping="true"/>
      <style:map style:condition="value()&gt;=0" style:apply-style-name="N158P0"/>
    </number:currency-style>
    <number:number-style style:name="N159">
      <number:number number:decimal-places="11" number:min-decimal-places="11" number:min-integer-digits="1"/>
    </number:number-style>
    <number:currency-style style:name="N16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1P0"/>
    </number:currency-style>
    <number:currency-style style:name="N162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62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62P0"/>
    </number:currency-style>
    <number:currency-style style:name="N10120P0" style:volatile="true" number:language="en" number:country="IE">
      <number:currency-symbol number:language="en" number:country="IE">€</number:currency-symbol>
      <number:number number:decimal-places="2" number:min-decimal-places="2" number:min-integer-digits="1" number:grouping="true"/>
    </number:currency-style>
    <number:currency-style style:name="N10120" number:language="en" number:country="IE">
      <style:text-properties fo:color="#ff0000"/>
      <number:text>-</number:text>
      <number:currency-symbol number:language="en" number:country="IE">€</number:currency-symbol>
      <number:number number:decimal-places="2" number:min-decimal-places="2" number:min-integer-digits="1" number:grouping="true"/>
      <style:map style:condition="value()&gt;=0" style:apply-style-name="N10120P0"/>
    </number:currency-style>
    <number:currency-style style:name="N10122P0" style:volatile="true" number:language="en" number:country="IE">
      <number:currency-symbol number:language="nl" number:country="NL">€</number:currency-symbol>
      <number:text> </number:text>
      <number:number number:decimal-places="0" number:min-decimal-places="0" number:min-integer-digits="1" number:grouping="true"/>
    </number:currency-style>
    <number:currency-style style:name="N10122" number:language="en" number:country="IE">
      <number:currency-symbol number:language="nl" number:country="NL">€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10122P0"/>
    </number:currency-style>
    <number:currency-style style:name="N10124P0" style:volatile="true" number:language="en" number:country="IE">
      <number:currency-symbol number:language="en" number:country="IE">€</number:currency-symbol>
      <number:number number:decimal-places="0" number:min-decimal-places="0" number:min-integer-digits="1" number:grouping="true"/>
    </number:currency-style>
    <number:currency-style style:name="N10124" number:language="en" number:country="IE">
      <style:text-properties fo:color="#ff0000"/>
      <number:text>-</number:text>
      <number:currency-symbol number:language="en" number:country="IE">€</number:currency-symbol>
      <number:number number:decimal-places="0" number:min-decimal-places="0" number:min-integer-digits="1" number:grouping="true"/>
      <style:map style:condition="value()&gt;=0" style:apply-style-name="N10124P0"/>
    </number:currency-style>
    <number:currency-style style:name="N20115P0" style:volatile="true" number:language="ro" number:country="RO">
      <number:currency-symbol number:language="nl" number:country="NL">€</number:currency-symbol>
      <number:text> </number:text>
      <number:number number:decimal-places="0" number:min-decimal-places="0" number:min-integer-digits="1" number:grouping="true"/>
    </number:currency-style>
    <number:currency-style style:name="N20115" number:language="ro" number:country="RO">
      <number:currency-symbol number:language="nl" number:country="NL">€</number:currency-symbol>
      <number:text> </number:text>
      <number:number number:decimal-places="0" number:min-decimal-places="0" number:min-integer-digits="1" number:grouping="true"/>
      <number:text>-</number:text>
      <style:map style:condition="value()&gt;=0" style:apply-style-name="N20115P0"/>
    </number:currency-style>
    <number:currency-style style:name="N30130P0" style:volatile="true" number:language="en" number:country="US">
      <number:currency-symbol number:language="es" number:country="EC">S/</number:currency-symbol>
      <number:number number:decimal-places="2" number:min-decimal-places="2" number:min-integer-digits="1" number:grouping="true"/>
    </number:currency-style>
    <number:currency-style style:name="N30130" number:language="en" number:country="US">
      <style:text-properties fo:color="#ff0000"/>
      <number:currency-symbol number:language="es" number:country="EC">S/</number:currency-symbol>
      <number:text>-</number:text>
      <number:number number:decimal-places="2" number:min-decimal-places="2" number:min-integer-digits="1" number:grouping="true"/>
      <style:map style:condition="value()&gt;=0" style:apply-style-name="N30130P0"/>
    </number:currency-style>
    <number:currency-style style:name="N30132P0" style:volatile="true" number:language="en" number:country="US">
      <number:currency-symbol number:language="nl" number:country="NL">€</number:currency-symbol>
      <number:text> </number:text>
      <number:number number:decimal-places="2" number:min-decimal-places="2" number:min-integer-digits="1" number:grouping="true"/>
    </number:currency-style>
    <number:currency-style style:name="N30132" number:language="en" number:country="US">
      <style:text-properties fo:color="#ff0000"/>
      <number:currency-symbol number:language="nl" number:country="NL">€</number:currency-symbol>
      <number:text> </number:text>
      <number:number number:decimal-places="2" number:min-decimal-places="2" number:min-integer-digits="1" number:grouping="true"/>
      <number:text>-</number:text>
      <style:map style:condition="value()&gt;=0" style:apply-style-name="N3013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29">00/00/0000</text:date>, <text:time style:data-style-name="N2" text:time-value="15:54:00.22479567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9-26T22:16:59.291810251</meta:creation-date>
    <dc:date>2024-03-29T15:55:56.385499773</dc:date>
    <meta:editing-duration>P153DT1H16M45S</meta:editing-duration>
    <meta:editing-cycles>411</meta:editing-cycles>
    <meta:generator>LibreOfficeDev/24.8.0.0.alpha0$Linux_X86_64 LibreOffice_project/ced08f946e45cb9b8af32810376a5a503f9957bd</meta:generator>
    <meta:document-statistic meta:table-count="1" meta:cell-count="1854" meta:object-count="0"/>
  </office:meta>
</office:document-meta>
</file>